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/>
    <style:font-face style:name="Wingdings 21" svg:font-family="'Wingdings 2'"/>
    <style:font-face style:name="Liberation Serif1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 2" svg:font-family="'Wingdings 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11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6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73cm" fo:min-width="0.0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d9d9d9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4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073cm" fo:min-width="0.4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69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9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5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3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4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07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3.0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4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55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05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13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07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5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7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1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6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03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8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89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7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3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25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1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4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15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5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23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2.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17.67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6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1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5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7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7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4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7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1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5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4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3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4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0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5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8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3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8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8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6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7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0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9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3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9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99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text-properties fo:font-size="1.89999997615814pt" style:font-size-asian="1.89999997615814pt" style:font-size-complex="1.89999997615814pt"/>
    </style:style>
    <style:style style:name="P5" style:family="paragraph">
      <loext:graphic-properties draw:fill="solid" draw:fill-color="#d9d9d9"/>
    </style:style>
    <style:style style:name="P6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7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2pt" style:font-size-complex="12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1pt" style:font-size-asian="1pt" style:font-size-complex="1pt"/>
    </style:style>
    <style:style style:name="P1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T1" style:family="text">
      <style:text-properties fo:color="#000000" loext:opacity="100%" style:font-name="Times New Roman" fo:font-size="16.1000003814697pt" fo:font-weight="bold" style:font-size-asian="16.1000003814697pt" style:font-name-complex="Times New Roman" style:font-size-complex="16.1000003814697pt" style:font-weight-complex="bold"/>
    </style:style>
    <style:style style:name="T2" style:family="text">
      <style:text-properties fo:color="#000000" loext:opacity="100%" style:font-name="Times New Roman" fo:font-size="1.89999997615814pt" fo:font-weight="bold" style:font-size-asian="1.89999997615814pt" style:font-name-complex="Times New Roman" style:font-size-complex="1.89999997615814pt" style:font-weight-complex="bold"/>
    </style:style>
    <style:style style:name="T3" style:family="text">
      <style:text-properties fo:color="#000000" loext:opacity="100%" style:font-name="Times New Roman" fo:font-size="4.09999990463257pt" fo:font-weight="bold" style:font-size-asian="4.09999990463257pt" style:font-name-complex="Times New Roman" style:font-size-complex="4.09999990463257pt" style:font-weight-complex="bold"/>
    </style:style>
    <style:style style:name="T4" style:family="text">
      <style:text-properties fo:color="#000000" loext:opacity="100%" style:font-name="Times New Roman" fo:font-size="10.1000003814697pt" fo:font-weight="bold" style:font-size-asian="10.1000003814697pt" style:font-name-complex="Times New Roman" style:font-size-complex="10.1000003814697pt" style:font-weight-complex="bold"/>
    </style:style>
    <style:style style:name="T5" style:family="text">
      <style:text-properties fo:color="#000000" loext:opacity="100%" style:font-name="Times New Roman" fo:font-size="1.89999997615814pt" style:font-size-asian="1.89999997615814pt" style:font-name-complex="Times New Roman" style:font-size-complex="1.89999997615814pt"/>
    </style:style>
    <style:style style:name="T6" style:family="text">
      <style:text-properties fo:color="#000000" loext:opacity="100%" style:font-name="Times New Roman" fo:font-size="10.1000003814697pt" fo:font-style="italic" fo:font-weight="bold" style:font-size-asian="10.1000003814697pt" style:font-name-complex="Times New Roman" style:font-size-complex="10.1000003814697pt" style:font-style-complex="italic" style:font-weight-complex="bold"/>
    </style:style>
    <style:style style:name="T7" style:family="text">
      <style:text-properties fo:color="#000000" loext:opacity="100%" style:font-name="Times New Roman" fo:font-size="10.1000003814697pt" style:font-size-asian="10.1000003814697pt" style:font-name-complex="Times New Roman" style:font-size-complex="10.1000003814697pt"/>
    </style:style>
    <style:style style:name="T8" style:family="text">
      <style:text-properties fo:color="#000000" loext:opacity="100%" style:font-name="Wingdings 21" fo:font-size="12pt" style:font-size-asian="12pt" style:font-name-complex="Wingdings 21" style:font-size-complex="12pt"/>
    </style:style>
    <style:style style:name="T9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0" style:family="text">
      <style:text-properties fo:color="#000000" loext:opacity="100%" style:font-name="Times New Roman" fo:font-size="9.10000038146973pt" style:font-size-asian="9.10000038146973pt" style:font-name-complex="Times New Roman" style:font-size-complex="9.10000038146973pt"/>
    </style:style>
    <style:style style:name="T11" style:family="text">
      <style:text-properties fo:color="#000000" loext:opacity="100%" style:font-name="Times New Roman" fo:font-size="4.09999990463257pt" style:font-size-asian="4.09999990463257pt" style:font-name-complex="Times New Roman" style:font-size-complex="4.09999990463257pt"/>
    </style:style>
    <style:style style:name="T12" style:family="text">
      <style:text-properties fo:color="#000000" loext:opacity="100%" style:font-name="Times New Roman" fo:font-size="10pt" style:font-size-asian="10pt" style:font-name-complex="Times New Roman" style:font-size-complex="10pt"/>
    </style:style>
    <style:style style:name="T13" style:family="text">
      <style:text-properties fo:color="#000000" loext:opacity="100%" style:font-name="Times New Roman" fo:font-size="7.90000009536743pt" style:font-size-asian="7.90000009536743pt" style:font-name-complex="Times New Roman" style:font-size-complex="7.90000009536743pt"/>
    </style:style>
    <style:style style:name="T14" style:family="text">
      <style:text-properties fo:color="#000000" loext:opacity="100%" style:font-name="Times New Roman" fo:font-size="10pt" style:font-size-asian="12pt" style:font-name-complex="Times New Roman" style:font-size-complex="12pt"/>
    </style:style>
    <style:style style:name="T15" style:family="text">
      <style:text-properties fo:color="#000000" loext:opacity="100%" style:font-name="Times New Roman" fo:font-size="11.1000003814697pt" style:font-size-asian="11.1000003814697pt" style:font-name-complex="Times New Roman" style:font-size-complex="11.1000003814697pt"/>
    </style:style>
    <style:style style:name="T16" style:family="text">
      <style:text-properties fo:color="#000000" loext:opacity="100%" style:font-name="Wingdings 21" fo:font-size="11.1000003814697pt" style:font-size-asian="11.1000003814697pt" style:font-name-complex="Wingdings 21" style:font-size-complex="11.1000003814697pt"/>
    </style:style>
    <style:style style:name="T17" style:family="text">
      <style:text-properties fo:color="#000000" loext:opacity="100%" style:font-name="Times New Roman" fo:font-size="10.6000003814697pt" style:font-size-asian="10.6000003814697pt" style:font-name-complex="Times New Roman" style:font-size-complex="10.6000003814697pt"/>
    </style:style>
    <style:style style:name="T18" style:family="text">
      <style:text-properties fo:color="#000000" loext:opacity="100%" style:font-name="Times New Roman" fo:font-size="1pt" style:font-size-asian="1pt" style:font-name-complex="Times New Roman" style:font-size-complex="1pt"/>
    </style:style>
    <style:style style:name="T19" style:family="text">
      <style:text-properties fo:color="#000000" loext:opacity="100%" style:font-name="Times New Roman" fo:font-size="12pt" fo:font-weight="bold" style:font-size-asian="12pt" style:font-name-complex="Times New Roman" style:font-size-complex="12pt" style:font-weight-complex="bold"/>
    </style:style>
    <style:style style:name="T20" style:family="text">
      <style:text-properties fo:color="#000000" loext:opacity="100%" style:font-name="Times New Roman" fo:font-size="12pt" fo:font-style="italic" fo:font-weight="bold" style:font-size-asian="12pt" style:font-name-complex="Times New Roman" style:font-size-complex="12pt" style:font-style-complex="italic" style:font-weight-complex="bold"/>
    </style:style>
    <style:style style:name="T21" style:family="text">
      <style:text-properties fo:color="#000000" loext:opacity="100%" style:font-name="Times New Roman" fo:font-size="13.8999996185303pt" fo:font-weight="bold" style:font-size-asian="13.8999996185303pt" style:font-name-complex="Times New Roman" style:font-size-complex="13.8999996185303pt" style:font-weight-complex="bold"/>
    </style:style>
    <style:style style:name="T22" style:family="text">
      <style:text-properties fo:color="#000000" loext:opacity="100%" style:font-name="Times New Roman" fo:font-size="13.8999996185303pt" style:font-size-asian="13.8999996185303pt" style:font-name-complex="Times New Roman" style:font-size-complex="13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52cm" svg:height="0.05cm" svg:x="1.032cm" svg:y="1.016cm" svg:viewBox="0 0 53 51" draw:points="0,51 53,51 53,0 0,0">
          <text:p/>
        </draw:polygon>
        <draw:polygon draw:style-name="gr1" draw:text-style-name="P1" draw:layer="layout" svg:width="0.052cm" svg:height="0.05cm" svg:x="1.032cm" svg:y="1.016cm" svg:viewBox="0 0 53 51" draw:points="0,51 53,51 53,0 0,0">
          <text:p/>
        </draw:polygon>
        <draw:polygon draw:style-name="gr1" draw:text-style-name="P1" draw:layer="layout" svg:width="19.683cm" svg:height="0.05cm" svg:x="1.084cm" svg:y="1.016cm" svg:viewBox="0 0 19684 51" draw:points="0,51 19684,51 19684,0 0,0">
          <text:p/>
        </draw:polygon>
        <draw:polygon draw:style-name="gr1" draw:text-style-name="P1" draw:layer="layout" svg:width="0.05cm" svg:height="0.05cm" svg:x="20.768cm" svg:y="1.016cm" svg:viewBox="0 0 51 51" draw:points="0,51 51,51 51,0 0,0">
          <text:p/>
        </draw:polygon>
        <draw:polygon draw:style-name="gr1" draw:text-style-name="P1" draw:layer="layout" svg:width="0.05cm" svg:height="0.05cm" svg:x="20.768cm" svg:y="1.016cm" svg:viewBox="0 0 51 51" draw:points="0,51 51,51 51,0 0,0">
          <text:p/>
        </draw:polygon>
        <draw:polygon draw:style-name="gr1" draw:text-style-name="P1" draw:layer="layout" svg:width="0.052cm" svg:height="0.687cm" svg:x="1.032cm" svg:y="1.066cm" svg:viewBox="0 0 53 688" draw:points="0,688 53,688 53,0 0,0">
          <text:p/>
        </draw:polygon>
        <draw:polygon draw:style-name="gr1" draw:text-style-name="P1" draw:layer="layout" svg:width="0.05cm" svg:height="0.687cm" svg:x="20.768cm" svg:y="1.066cm" svg:viewBox="0 0 51 688" draw:points="0,688 51,688 51,0 0,0">
          <text:p/>
        </draw:polygon>
        <draw:frame draw:style-name="gr2" draw:text-style-name="P3" draw:layer="layout" svg:width="18.116cm" svg:height="0.628cm" svg:x="3.057cm" svg:y="1.121cm">
          <draw:text-box>
            <text:p text:style-name="P2"><text:span text:style-name="T1">F O R T <text:s text:c="6"/>T E J O N <text:s text:c="6"/>H I S T O R I C A L <text:s text:c="6"/>A S S O C I A T I O N <text:s/></text:span></text:p>
          </draw:text-box>
        </draw:frame>
        <draw:polygon draw:style-name="gr1" draw:text-style-name="P1" draw:layer="layout" svg:width="0.052cm" svg:height="0.05cm" svg:x="1.032cm" svg:y="2.439cm" svg:viewBox="0 0 53 51" draw:points="0,51 53,51 53,0 0,0">
          <text:p/>
        </draw:polygon>
        <draw:polygon draw:style-name="gr1" draw:text-style-name="P1" draw:layer="layout" svg:width="0.052cm" svg:height="0.05cm" svg:x="1.032cm" svg:y="2.439cm" svg:viewBox="0 0 53 51" draw:points="0,51 53,51 53,0 0,0">
          <text:p/>
        </draw:polygon>
        <draw:polygon draw:style-name="gr1" draw:text-style-name="P1" draw:layer="layout" svg:width="19.683cm" svg:height="0.05cm" svg:x="1.084cm" svg:y="2.439cm" svg:viewBox="0 0 19684 51" draw:points="0,51 19684,51 19684,0 0,0">
          <text:p/>
        </draw:polygon>
        <draw:polygon draw:style-name="gr1" draw:text-style-name="P1" draw:layer="layout" svg:width="0.05cm" svg:height="0.05cm" svg:x="20.768cm" svg:y="2.439cm" svg:viewBox="0 0 51 51" draw:points="0,51 51,51 51,0 0,0">
          <text:p/>
        </draw:polygon>
        <draw:polygon draw:style-name="gr1" draw:text-style-name="P1" draw:layer="layout" svg:width="0.05cm" svg:height="0.05cm" svg:x="20.768cm" svg:y="2.439cm" svg:viewBox="0 0 51 51" draw:points="0,51 51,51 51,0 0,0">
          <text:p/>
        </draw:polygon>
        <draw:polygon draw:style-name="gr1" draw:text-style-name="P1" draw:layer="layout" svg:width="0.052cm" svg:height="0.686cm" svg:x="1.032cm" svg:y="1.753cm" svg:viewBox="0 0 53 687" draw:points="0,687 53,687 53,0 0,0">
          <text:p/>
        </draw:polygon>
        <draw:polygon draw:style-name="gr1" draw:text-style-name="P1" draw:layer="layout" svg:width="0.05cm" svg:height="0.686cm" svg:x="20.768cm" svg:y="1.753cm" svg:viewBox="0 0 51 687" draw:points="0,687 51,687 51,0 0,0">
          <text:p/>
        </draw:polygon>
        <draw:frame draw:style-name="gr3" draw:text-style-name="P3" draw:layer="layout" svg:width="13.646cm" svg:height="0.628cm" svg:x="4.98cm" svg:y="1.773cm">
          <draw:text-box>
            <text:p text:style-name="P2"><text:span text:style-name="T1">2 0 2 1 <text:s text:c="4"/>M E M B E R S H I P <text:s text:c="2"/>A P P L I C A T I O N <text:s/></text:span></text:p>
          </draw:text-box>
        </draw:frame>
        <draw:frame draw:style-name="gr4" draw:text-style-name="P4" draw:layer="layout" svg:width="0.067cm" svg:height="0.073cm" svg:x="10.926cm" svg:y="2.48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067cm" svg:height="0.073cm" svg:x="10.926cm" svg:y="2.573cm">
          <draw:text-box>
            <text:p text:style-name="P2"><text:span text:style-name="T2"><text:s/></text:span></text:p>
          </draw:text-box>
        </draw:frame>
        <draw:polygon draw:style-name="gr5" draw:text-style-name="P5" draw:layer="layout" svg:width="19.48cm" svg:height="0.483cm" svg:x="1.186cm" svg:y="2.828cm" svg:viewBox="0 0 19481 484" draw:points="0,484 19481,484 19481,0 0,0">
          <text:p/>
        </draw:polygon>
        <draw:polygon draw:style-name="gr5" draw:text-style-name="P5" draw:layer="layout" svg:width="1.016cm" svg:height="0.423cm" svg:x="8.893cm" svg:y="2.845cm" svg:viewBox="0 0 1017 424" draw:points="0,424 1017,424 1017,0 0,0">
          <text:p/>
        </draw:polygon>
        <draw:frame draw:style-name="gr6" draw:text-style-name="P6" draw:layer="layout" svg:width="0.143cm" svg:height="0.158cm" svg:x="1.271cm" svg:y="2.6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17cm" svg:height="0.017cm" svg:x="1.169cm" svg:y="2.811cm" svg:viewBox="0 0 18 18" draw:points="0,18 18,18 18,0 0,0">
          <text:p/>
        </draw:polygon>
        <draw:polygon draw:style-name="gr1" draw:text-style-name="P1" draw:layer="layout" svg:width="0.017cm" svg:height="0.017cm" svg:x="1.169cm" svg:y="2.811cm" svg:viewBox="0 0 18 18" draw:points="0,18 18,18 18,0 0,0">
          <text:p/>
        </draw:polygon>
        <draw:polygon draw:style-name="gr1" draw:text-style-name="P1" draw:layer="layout" svg:width="19.48cm" svg:height="0.017cm" svg:x="1.186cm" svg:y="2.811cm" svg:viewBox="0 0 19481 18" draw:points="0,18 19481,18 19481,0 0,0">
          <text:p/>
        </draw:polygon>
        <draw:polygon draw:style-name="gr1" draw:text-style-name="P1" draw:layer="layout" svg:width="0.017cm" svg:height="0.017cm" svg:x="20.666cm" svg:y="2.811cm" svg:viewBox="0 0 18 18" draw:points="0,18 18,18 18,0 0,0">
          <text:p/>
        </draw:polygon>
        <draw:polygon draw:style-name="gr1" draw:text-style-name="P1" draw:layer="layout" svg:width="0.017cm" svg:height="0.017cm" svg:x="20.666cm" svg:y="2.811cm" svg:viewBox="0 0 18 18" draw:points="0,18 18,18 18,0 0,0">
          <text:p/>
        </draw:polygon>
        <draw:polygon draw:style-name="gr1" draw:text-style-name="P1" draw:layer="layout" svg:width="0.017cm" svg:height="0.017cm" svg:x="1.169cm" svg:y="3.311cm" svg:viewBox="0 0 18 18" draw:points="0,18 18,18 18,0 0,0">
          <text:p/>
        </draw:polygon>
        <draw:polygon draw:style-name="gr1" draw:text-style-name="P1" draw:layer="layout" svg:width="0.017cm" svg:height="0.017cm" svg:x="1.169cm" svg:y="3.311cm" svg:viewBox="0 0 18 18" draw:points="0,18 18,18 18,0 0,0">
          <text:p/>
        </draw:polygon>
        <draw:polygon draw:style-name="gr1" draw:text-style-name="P1" draw:layer="layout" svg:width="19.48cm" svg:height="0.017cm" svg:x="1.186cm" svg:y="3.311cm" svg:viewBox="0 0 19481 18" draw:points="0,18 19481,18 19481,0 0,0">
          <text:p/>
        </draw:polygon>
        <draw:polygon draw:style-name="gr1" draw:text-style-name="P1" draw:layer="layout" svg:width="0.017cm" svg:height="0.017cm" svg:x="20.666cm" svg:y="3.311cm" svg:viewBox="0 0 18 18" draw:points="0,18 18,18 18,0 0,0">
          <text:p/>
        </draw:polygon>
        <draw:polygon draw:style-name="gr1" draw:text-style-name="P1" draw:layer="layout" svg:width="0.017cm" svg:height="0.017cm" svg:x="20.666cm" svg:y="3.311cm" svg:viewBox="0 0 18 18" draw:points="0,18 18,18 18,0 0,0">
          <text:p/>
        </draw:polygon>
        <draw:polygon draw:style-name="gr1" draw:text-style-name="P1" draw:layer="layout" svg:width="0.017cm" svg:height="0.483cm" svg:x="1.169cm" svg:y="2.828cm" svg:viewBox="0 0 18 484" draw:points="0,484 18,484 18,0 0,0">
          <text:p/>
        </draw:polygon>
        <draw:polygon draw:style-name="gr1" draw:text-style-name="P1" draw:layer="layout" svg:width="0.017cm" svg:height="0.483cm" svg:x="20.666cm" svg:y="2.828cm" svg:viewBox="0 0 18 484" draw:points="0,484 18,484 18,0 0,0">
          <text:p/>
        </draw:polygon>
        <draw:frame draw:style-name="gr7" draw:text-style-name="P7" draw:layer="layout" svg:width="14.878cm" svg:height="0.395cm" svg:x="3.676cm" svg:y="2.876cm">
          <draw:text-box>
            <text:p text:style-name="P2"><text:span text:style-name="T4">PARTICIPATING <text:s text:c="2"/>MEMBERS <text:s text:c="2"/>MUST <text:s text:c="2"/>COMPLETE <text:s text:c="3"/>BOTH <text:s text:c="2"/>SIDES <text:s/>OF <text:s/>APPLICATION <text:s text:c="2"/></text:span></text:p>
          </draw:text-box>
        </draw:frame>
        <draw:frame draw:style-name="gr8" draw:text-style-name="P4" draw:layer="layout" svg:width="0.476cm" svg:height="0.073cm" svg:x="1.271cm" svg:y="3.327cm">
          <draw:text-box>
            <text:p text:style-name="P2"><text:span text:style-name="T5"><text:s text:c="28"/></text:span></text:p>
          </draw:text-box>
        </draw:frame>
        <draw:frame draw:style-name="gr4" draw:text-style-name="P4" draw:layer="layout" svg:width="0.067cm" svg:height="0.073cm" svg:x="1.271cm" svg:y="3.403cm">
          <draw:text-box>
            <text:p text:style-name="P2"><text:span text:style-name="T5"><text:s text:c="3"/></text:span></text:p>
          </draw:text-box>
        </draw:frame>
        <draw:polygon draw:style-name="gr1" draw:text-style-name="P1" draw:layer="layout" svg:width="0.889cm" svg:height="0.033cm" svg:x="10.223cm" svg:y="3.853cm" svg:viewBox="0 0 890 34" draw:points="0,34 890,34 890,0 0,0">
          <text:p/>
        </draw:polygon>
        <draw:frame draw:style-name="gr9" draw:text-style-name="P7" draw:layer="layout" svg:width="18.527cm" svg:height="0.395cm" svg:x="1.271cm" svg:y="3.494cm">
          <draw:text-box>
            <text:p text:style-name="P2"><text:span text:style-name="T6"><text:s text:c="7"/></text:span><text:span text:style-name="T6">A. <text:s/>thru <text:s/>D. <text:s/>check one–Memberships (A, B, &amp; C) include email subscription to the FTHA newsletter &amp; Membership Card </text:span></text:p>
          </draw:text-box>
        </draw:frame>
        <draw:frame draw:style-name="gr4" draw:text-style-name="P4" draw:layer="layout" svg:width="0.067cm" svg:height="0.073cm" svg:x="1.271cm" svg:y="3.894cm">
          <draw:text-box>
            <text:p text:style-name="P2"><text:span text:style-name="T5"><text:s/></text:span></text:p>
          </draw:text-box>
        </draw:frame>
        <draw:frame draw:style-name="gr10" draw:text-style-name="P7" draw:layer="layout" svg:width="1.149cm" svg:height="0.395cm" svg:x="1.271cm" svg:y="4.045cm">
          <draw:text-box>
            <text:p text:style-name="P2"><text:span text:style-name="T7">A. <text:s text:c="8"/></text:span></text:p>
          </draw:text-box>
        </draw:frame>
        <draw:frame draw:style-name="gr11" draw:text-style-name="P8" draw:layer="layout" svg:width="0.422cm" svg:height="0.446cm" svg:x="2.414cm" svg:y="4.005cm">
          <draw:text-box>
            <text:p text:style-name="P2"><text:span text:style-name="T8"></text:span></text:p>
          </draw:text-box>
        </draw:frame>
        <draw:frame draw:style-name="gr12" draw:text-style-name="P8" draw:layer="layout" svg:width="5.468cm" svg:height="0.471cm" svg:x="2.786cm" svg:y="3.985cm">
          <draw:text-box>
            <text:p text:style-name="P2"><text:span text:style-name="T9"><text:s text:c="2"/></text:span><text:span text:style-name="T9">Individual Membership $20.00</text:span></text:p>
          </draw:text-box>
        </draw:frame>
        <draw:frame draw:style-name="gr13" draw:text-style-name="P7" draw:layer="layout" svg:width="0.355cm" svg:height="0.395cm" svg:x="8.25cm" svg:y="4.045cm">
          <draw:text-box>
            <text:p text:style-name="P2"><text:span text:style-name="T7"><text:s text:c="3"/></text:span></text:p>
          </draw:text-box>
        </draw:frame>
        <draw:frame draw:style-name="gr14" draw:text-style-name="P9" draw:layer="layout" svg:width="4.261cm" svg:height="0.357cm" svg:x="8.521cm" svg:y="4.075cm">
          <draw:text-box>
            <text:p text:style-name="P2"><text:span text:style-name="T10">Must be 18 years of age or older.</text:span></text:p>
          </draw:text-box>
        </draw:frame>
        <draw:frame draw:style-name="gr13" draw:text-style-name="P7" draw:layer="layout" svg:width="0.355cm" svg:height="0.395cm" svg:x="12.722cm" svg:y="4.045cm">
          <draw:text-box>
            <text:p text:style-name="P2"><text:span text:style-name="T7"><text:s/></text:span></text:p>
          </draw:text-box>
        </draw:frame>
        <draw:frame draw:style-name="gr6" draw:text-style-name="P6" draw:layer="layout" svg:width="0.143cm" svg:height="0.158cm" svg:x="1.271cm" svg:y="4.462cm">
          <draw:text-box>
            <text:p text:style-name="P2"><text:span text:style-name="T11"><text:s/></text:span></text:p>
          </draw:text-box>
        </draw:frame>
        <draw:frame draw:style-name="gr15" draw:text-style-name="P7" draw:layer="layout" svg:width="1.128cm" svg:height="0.395cm" svg:x="1.271cm" svg:y="4.689cm">
          <draw:text-box>
            <text:p text:style-name="P2"><text:span text:style-name="T7">B. <text:s text:c="8"/></text:span></text:p>
          </draw:text-box>
        </draw:frame>
        <draw:frame draw:style-name="gr11" draw:text-style-name="P8" draw:layer="layout" svg:width="0.422cm" svg:height="0.446cm" svg:x="2.388cm" svg:y="4.649cm">
          <draw:text-box>
            <text:p text:style-name="P2"><text:span text:style-name="T8"></text:span></text:p>
          </draw:text-box>
        </draw:frame>
        <draw:frame draw:style-name="gr16" draw:text-style-name="P8" draw:layer="layout" svg:width="4.93cm" svg:height="0.471cm" svg:x="2.769cm" svg:y="4.628cm">
          <draw:text-box>
            <text:p text:style-name="P2"><text:span text:style-name="T9"><text:s text:c="2"/></text:span><text:span text:style-name="T9">Family Membership $30.00</text:span></text:p>
          </draw:text-box>
        </draw:frame>
        <draw:frame draw:style-name="gr13" draw:text-style-name="P7" draw:layer="layout" svg:width="0.355cm" svg:height="0.395cm" svg:x="7.69cm" svg:y="4.689cm">
          <draw:text-box>
            <text:p text:style-name="P2"><text:span text:style-name="T7"><text:s text:c="3"/></text:span></text:p>
          </draw:text-box>
        </draw:frame>
        <draw:frame draw:style-name="gr17" draw:text-style-name="P9" draw:layer="layout" svg:width="11.165cm" svg:height="0.357cm" svg:x="7.971cm" svg:y="4.719cm">
          <draw:text-box>
            <text:p text:style-name="P2"><text:span text:style-name="T10">Includes legal spouse and dependent children under age 18. Member and spouse both <text:s/></text:span></text:p>
          </draw:text-box>
        </draw:frame>
        <draw:frame draw:style-name="gr18" draw:text-style-name="P9" draw:layer="layout" svg:width="4.176cm" svg:height="0.357cm" svg:x="1.271cm" svg:y="5.117cm">
          <draw:text-box>
            <text:p text:style-name="P2"><text:span text:style-name="T10"><text:s text:c="27"/></text:span><text:span text:style-name="T10">must initial and</text:span></text:p>
          </draw:text-box>
        </draw:frame>
        <draw:frame draw:style-name="gr6" draw:text-style-name="P6" draw:layer="layout" svg:width="0.143cm" svg:height="0.158cm" svg:x="5.395cm" svg:y="5.275cm">
          <draw:text-box>
            <text:p text:style-name="P2"><text:span text:style-name="T11"><text:s/></text:span></text:p>
          </draw:text-box>
        </draw:frame>
        <draw:frame draw:style-name="gr19" draw:text-style-name="P9" draw:layer="layout" svg:width="11.698cm" svg:height="0.357cm" svg:x="5.429cm" svg:y="5.117cm">
          <draw:text-box>
            <text:p text:style-name="P2"><text:span text:style-name="T10"><text:s/></text:span><text:span text:style-name="T10">sign general liability release. Membership cards are issued to children 13 years and older. </text:span></text:p>
          </draw:text-box>
        </draw:frame>
        <draw:frame draw:style-name="gr6" draw:text-style-name="P6" draw:layer="layout" svg:width="0.143cm" svg:height="0.158cm" svg:x="1.271cm" svg:y="5.478cm">
          <draw:text-box>
            <text:p text:style-name="P2"><text:span text:style-name="T11"><text:s/></text:span></text:p>
          </draw:text-box>
        </draw:frame>
        <draw:frame draw:style-name="gr20" draw:text-style-name="P9" draw:layer="layout" svg:width="1.103cm" svg:height="0.357cm" svg:x="1.271cm" svg:y="5.735cm">
          <draw:text-box>
            <text:p text:style-name="P2"><text:span text:style-name="T10">C. <text:s text:c="9"/></text:span></text:p>
          </draw:text-box>
        </draw:frame>
        <draw:frame draw:style-name="gr11" draw:text-style-name="P8" draw:layer="layout" svg:width="0.422cm" svg:height="0.446cm" svg:x="2.363cm" svg:y="5.665cm">
          <draw:text-box>
            <text:p text:style-name="P2"><text:span text:style-name="T8"></text:span></text:p>
          </draw:text-box>
        </draw:frame>
        <draw:frame draw:style-name="gr21" draw:text-style-name="P8" draw:layer="layout" svg:width="5.197cm" svg:height="0.471cm" svg:x="2.736cm" svg:y="5.644cm">
          <draw:text-box>
            <text:p text:style-name="P2"><text:span text:style-name="T9"><text:s text:c="2"/></text:span><text:span text:style-name="T9">Minor(s) Without Parents <text:s text:c="5"/></text:span></text:p>
          </draw:text-box>
        </draw:frame>
        <draw:frame draw:style-name="gr22" draw:text-style-name="P9" draw:layer="layout" svg:width="11.593cm" svg:height="0.357cm" svg:x="7.937cm" svg:y="5.735cm">
          <draw:text-box>
            <text:p text:style-name="P2"><text:span text:style-name="T10">Requires Family Membership $30.00 and completed Guardian Assignment form for each </text:span></text:p>
          </draw:text-box>
        </draw:frame>
        <draw:frame draw:style-name="gr23" draw:text-style-name="P9" draw:layer="layout" svg:width="19.378cm" svg:height="0.357cm" svg:x="1.271cm" svg:y="6.124cm">
          <draw:text-box>
            <text:p text:style-name="P2"><text:span text:style-name="T10"><text:s text:c="26"/></text:span><text:span text:style-name="T10">participating minor. Refer to Section 12 of the FTHA Civil War Rules and Regulations for information regarding minor participation. </text:span></text:p>
          </draw:text-box>
        </draw:frame>
        <draw:frame draw:style-name="gr6" draw:text-style-name="P6" draw:layer="layout" svg:width="0.143cm" svg:height="0.158cm" svg:x="1.271cm" svg:y="6.494cm">
          <draw:text-box>
            <text:p text:style-name="P2"><text:span text:style-name="T11"><text:s/></text:span></text:p>
          </draw:text-box>
        </draw:frame>
        <draw:frame draw:style-name="gr24" draw:text-style-name="P7" draw:layer="layout" svg:width="1.06cm" svg:height="0.395cm" svg:x="1.271cm" svg:y="6.721cm">
          <draw:text-box>
            <text:p text:style-name="P2"><text:span text:style-name="T7">D. <text:s text:c="7"/></text:span></text:p>
          </draw:text-box>
        </draw:frame>
        <draw:frame draw:style-name="gr11" draw:text-style-name="P8" draw:layer="layout" svg:width="0.422cm" svg:height="0.446cm" svg:x="2.321cm" svg:y="6.681cm">
          <draw:text-box>
            <text:p text:style-name="P2"><text:span text:style-name="T8"></text:span></text:p>
          </draw:text-box>
        </draw:frame>
        <draw:frame draw:style-name="gr25" draw:text-style-name="P8" draw:layer="layout" svg:width="3.046cm" svg:height="0.471cm" svg:x="2.702cm" svg:y="6.66cm">
          <draw:text-box>
            <text:p text:style-name="P2"><text:span text:style-name="T9"><text:s text:c="2"/></text:span><text:span text:style-name="T9">Day Pass $10.00</text:span></text:p>
          </draw:text-box>
        </draw:frame>
        <draw:frame draw:style-name="gr26" draw:text-style-name="P7" draw:layer="layout" svg:width="0.358cm" svg:height="0.395cm" svg:x="5.743cm" svg:y="6.721cm">
          <draw:text-box>
            <text:p text:style-name="P2"><text:span text:style-name="T7"><text:s text:c="4"/></text:span></text:p>
          </draw:text-box>
        </draw:frame>
        <draw:frame draw:style-name="gr27" draw:text-style-name="P9" draw:layer="layout" svg:width="13.32cm" svg:height="0.357cm" svg:x="6.107cm" svg:y="6.751cm">
          <draw:text-box>
            <text:p text:style-name="P2"><text:span text:style-name="T10">Issued to individuals for one event only. Day Pass may be modified to any membership within 30 days </text:span></text:p>
          </draw:text-box>
        </draw:frame>
        <draw:frame draw:style-name="gr28" draw:text-style-name="P9" draw:layer="layout" svg:width="12.075cm" svg:height="0.357cm" svg:x="1.271cm" svg:y="7.141cm">
          <draw:text-box>
            <text:p text:style-name="P2"><text:span text:style-name="T10"><text:s text:c="26"/></text:span><text:span text:style-name="T10">of purchase; forward unpaid balance with Day Pass to Membership Director. </text:span></text:p>
          </draw:text-box>
        </draw:frame>
        <draw:frame draw:style-name="gr6" draw:text-style-name="P6" draw:layer="layout" svg:width="0.143cm" svg:height="0.158cm" svg:x="1.271cm" svg:y="7.503cm">
          <draw:text-box>
            <text:p text:style-name="P2"><text:span text:style-name="T11"><text:s/></text:span></text:p>
          </draw:text-box>
        </draw:frame>
        <draw:frame draw:style-name="gr26" draw:text-style-name="P7" draw:layer="layout" svg:width="0.358cm" svg:height="0.395cm" svg:x="9.791cm" svg:y="7.864cm">
          <draw:text-box>
            <text:p text:style-name="P2"><text:span text:style-name="T7"><text:s text:c="4"/></text:span></text:p>
          </draw:text-box>
        </draw:frame>
        <draw:frame draw:style-name="gr6" draw:text-style-name="P6" draw:layer="layout" svg:width="0.143cm" svg:height="0.158cm" svg:x="6.567cm" svg:y="7.385cm">
          <draw:text-box>
            <text:p text:style-name="P2"><text:span text:style-name="T11"><text:s/></text:span></text:p>
          </draw:text-box>
        </draw:frame>
        <draw:frame draw:style-name="gr29" draw:text-style-name="P9" draw:layer="layout" svg:width="0.321cm" svg:height="0.357cm" svg:x="1.232cm" svg:y="7.591cm">
          <draw:text-box>
            <text:p text:style-name="P2"><text:span text:style-name="T10"><text:s/></text:span></text:p>
          </draw:text-box>
        </draw:frame>
        <draw:frame draw:style-name="gr6" draw:text-style-name="P6" draw:layer="layout" svg:width="0.143cm" svg:height="0.158cm" svg:x="1.232cm" svg:y="7.953cm">
          <draw:text-box>
            <text:p text:style-name="P2"><text:span text:style-name="T11"><text:s/></text:span></text:p>
          </draw:text-box>
        </draw:frame>
        <draw:frame draw:style-name="gr30" draw:text-style-name="P7" draw:layer="layout" svg:width="11.496cm" svg:height="0.395cm" svg:x="1.232cm" svg:y="8.128cm">
          <draw:text-box>
            <text:p text:style-name="P2"><text:span text:style-name="T4"><text:s text:c="52"/></text:span><text:span text:style-name="T4">P L E A S E <text:s text:c="6"/>P R I N T <text:s text:c="6"/>L E G I B L Y <text:s/></text:span></text:p>
          </draw:text-box>
        </draw:frame>
        <draw:frame draw:style-name="gr4" draw:text-style-name="P4" draw:layer="layout" svg:width="0.067cm" svg:height="0.073cm" svg:x="1.232cm" svg:y="8.529cm">
          <draw:text-box>
            <text:p text:style-name="P2"><text:span text:style-name="T5"><text:s/></text:span></text:p>
          </draw:text-box>
        </draw:frame>
        <draw:frame draw:style-name="gr31" draw:text-style-name="P7" draw:layer="layout" svg:width="0.485cm" svg:height="0.395cm" svg:x="1.105cm" svg:y="8.619cm">
          <draw:text-box>
            <text:p text:style-name="P2"><text:span text:style-name="T7"><text:s/></text:span><text:span text:style-name="T7">E</text:span><text:span text:style-name="T12">.</text:span><text:span text:style-name="T7"> </text:span></text:p>
          </draw:text-box>
        </draw:frame>
        <draw:frame draw:style-name="gr32" draw:text-style-name="P7" draw:layer="layout" svg:width="1.141cm" svg:height="0.395cm" svg:x="6.424cm" svg:y="8.619cm">
          <draw:text-box>
            <text:p text:style-name="P2"><text:span text:style-name="T7">NAME </text:span></text:p>
          </draw:text-box>
        </draw:frame>
        <draw:frame draw:style-name="gr33" draw:text-style-name="P7" draw:layer="layout" svg:width="2.195cm" svg:height="0.395cm" svg:x="11.776cm" svg:y="8.619cm">
          <draw:text-box>
            <text:p text:style-name="P2"><text:span text:style-name="T7">BIRTH DATE </text:span></text:p>
          </draw:text-box>
        </draw:frame>
        <draw:frame draw:style-name="gr13" draw:text-style-name="P7" draw:layer="layout" svg:width="0.355cm" svg:height="0.395cm" svg:x="14.885cm" svg:y="8.619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2.092cm" svg:height="0.017cm" svg:x="16.553cm" svg:y="8.91cm" svg:viewBox="0 0 2093 18" draw:points="0,18 2093,18 2093,0 0,0">
          <text:p/>
        </draw:polygon>
        <draw:polygon draw:style-name="gr1" draw:text-style-name="P1" draw:layer="layout" svg:width="0.017cm" svg:height="0.017cm" svg:x="2.493cm" svg:y="8.605cm" svg:viewBox="0 0 18 18" draw:points="0,18 18,18 18,0 0,0">
          <text:p/>
        </draw:polygon>
        <draw:polygon draw:style-name="gr1" draw:text-style-name="P1" draw:layer="layout" svg:width="0.017cm" svg:height="0.017cm" svg:x="2.493cm" svg:y="8.605cm" svg:viewBox="0 0 18 18" draw:points="0,18 18,18 18,0 0,0">
          <text:p/>
        </draw:polygon>
        <draw:polygon draw:style-name="gr1" draw:text-style-name="P1" draw:layer="layout" svg:width="8.876cm" svg:height="0.017cm" svg:x="2.51cm" svg:y="8.605cm" svg:viewBox="0 0 8877 18" draw:points="0,18 8877,18 8877,0 0,0">
          <text:p/>
        </draw:polygon>
        <draw:polygon draw:style-name="gr1" draw:text-style-name="P1" draw:layer="layout" svg:width="0.017cm" svg:height="0.017cm" svg:x="11.386cm" svg:y="8.605cm" svg:viewBox="0 0 18 18" draw:points="0,18 18,18 18,0 0,0">
          <text:p/>
        </draw:polygon>
        <draw:polygon draw:style-name="gr1" draw:text-style-name="P1" draw:layer="layout" svg:width="2.846cm" svg:height="0.017cm" svg:x="11.403cm" svg:y="8.605cm" svg:viewBox="0 0 2847 18" draw:points="0,18 2847,18 2847,0 0,0">
          <text:p/>
        </draw:polygon>
        <draw:polygon draw:style-name="gr1" draw:text-style-name="P1" draw:layer="layout" svg:width="0.017cm" svg:height="0.017cm" svg:x="14.249cm" svg:y="8.605cm" svg:viewBox="0 0 18 18" draw:points="0,18 18,18 18,0 0,0">
          <text:p/>
        </draw:polygon>
        <draw:polygon draw:style-name="gr1" draw:text-style-name="P1" draw:layer="layout" svg:width="0.017cm" svg:height="0.017cm" svg:x="14.249cm" svg:y="8.605cm" svg:viewBox="0 0 18 18" draw:points="0,18 18,18 18,0 0,0">
          <text:p/>
        </draw:polygon>
        <draw:polygon draw:style-name="gr1" draw:text-style-name="P1" draw:layer="layout" svg:width="0.018cm" svg:height="0.017cm" svg:x="15.52cm" svg:y="8.605cm" svg:viewBox="0 0 19 18" draw:points="0,18 19,18 19,0 0,0">
          <text:p/>
        </draw:polygon>
        <draw:polygon draw:style-name="gr1" draw:text-style-name="P1" draw:layer="layout" svg:width="0.018cm" svg:height="0.017cm" svg:x="15.52cm" svg:y="8.605cm" svg:viewBox="0 0 19 18" draw:points="0,18 19,18 19,0 0,0">
          <text:p/>
        </draw:polygon>
        <draw:polygon draw:style-name="gr1" draw:text-style-name="P1" draw:layer="layout" svg:width="4.43cm" svg:height="0.017cm" svg:x="15.537cm" svg:y="8.605cm" svg:viewBox="0 0 4431 18" draw:points="0,18 4431,18 4431,0 0,0">
          <text:p/>
        </draw:polygon>
        <draw:polygon draw:style-name="gr1" draw:text-style-name="P1" draw:layer="layout" svg:width="0.016cm" svg:height="0.017cm" svg:x="19.967cm" svg:y="8.605cm" svg:viewBox="0 0 17 18" draw:points="0,18 17,18 17,0 0,0">
          <text:p/>
        </draw:polygon>
        <draw:polygon draw:style-name="gr1" draw:text-style-name="P1" draw:layer="layout" svg:width="0.016cm" svg:height="0.017cm" svg:x="19.967cm" svg:y="8.605cm" svg:viewBox="0 0 17 18" draw:points="0,18 17,18 17,0 0,0">
          <text:p/>
        </draw:polygon>
        <draw:polygon draw:style-name="gr1" draw:text-style-name="P1" draw:layer="layout" svg:width="0.017cm" svg:height="0.407cm" svg:x="2.493cm" svg:y="8.622cm" svg:viewBox="0 0 18 408" draw:points="0,408 18,408 18,0 0,0">
          <text:p/>
        </draw:polygon>
        <draw:polygon draw:style-name="gr1" draw:text-style-name="P1" draw:layer="layout" svg:width="0.017cm" svg:height="0.407cm" svg:x="11.386cm" svg:y="8.622cm" svg:viewBox="0 0 18 408" draw:points="0,408 18,408 18,0 0,0">
          <text:p/>
        </draw:polygon>
        <draw:polygon draw:style-name="gr1" draw:text-style-name="P1" draw:layer="layout" svg:width="0.017cm" svg:height="0.407cm" svg:x="14.249cm" svg:y="8.622cm" svg:viewBox="0 0 18 408" draw:points="0,408 18,408 18,0 0,0">
          <text:p/>
        </draw:polygon>
        <draw:polygon draw:style-name="gr1" draw:text-style-name="P1" draw:layer="layout" svg:width="0.018cm" svg:height="0.407cm" svg:x="15.52cm" svg:y="8.622cm" svg:viewBox="0 0 19 408" draw:points="0,408 19,408 19,0 0,0">
          <text:p/>
        </draw:polygon>
        <draw:polygon draw:style-name="gr1" draw:text-style-name="P1" draw:layer="layout" svg:width="0.016cm" svg:height="0.407cm" svg:x="19.967cm" svg:y="8.622cm" svg:viewBox="0 0 17 408" draw:points="0,408 17,408 17,0 0,0">
          <text:p/>
        </draw:polygon>
        <draw:frame draw:style-name="gr34" draw:text-style-name="P10" draw:layer="layout" svg:width="3.004cm" svg:height="0.31cm" svg:x="15.715cm" svg:y="8.628cm">
          <draw:text-box>
            <text:p text:style-name="P2"><text:span text:style-name="T13"><text:s text:c="12"/></text:span><text:span text:style-name="T13">Director Use Only </text:span></text:p>
          </draw:text-box>
        </draw:frame>
        <draw:frame draw:style-name="gr35" draw:text-style-name="P8" draw:layer="layout" svg:width="0.422cm" svg:height="0.471cm" svg:x="1.105cm" svg:y="9.051cm">
          <draw:text-box>
            <text:p text:style-name="P2"><text:span text:style-name="T9"><text:s/></text:span></text:p>
          </draw:text-box>
        </draw:frame>
        <draw:frame draw:style-name="gr36" draw:text-style-name="P8" draw:layer="layout" svg:width="1.539cm" svg:height="0.471cm" svg:x="2.688cm" svg:y="9.051cm">
          <draw:text-box>
            <text:p text:style-name="P2"><text:span text:style-name="T9">Member </text:span></text:p>
          </draw:text-box>
        </draw:frame>
        <draw:frame draw:style-name="gr13" draw:text-style-name="P7" draw:layer="layout" svg:width="0.355cm" svg:height="0.395cm" svg:x="12.818cm" svg:y="9.044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9.044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9.029cm" svg:viewBox="0 0 18 18" draw:points="0,18 18,18 18,0 0,0">
          <text:p/>
        </draw:polygon>
        <draw:polygon draw:style-name="gr1" draw:text-style-name="P1" draw:layer="layout" svg:width="8.876cm" svg:height="0.017cm" svg:x="2.51cm" svg:y="9.029cm" svg:viewBox="0 0 8877 18" draw:points="0,18 8877,18 8877,0 0,0">
          <text:p/>
        </draw:polygon>
        <draw:polygon draw:style-name="gr1" draw:text-style-name="P1" draw:layer="layout" svg:width="0.017cm" svg:height="0.017cm" svg:x="11.386cm" svg:y="9.029cm" svg:viewBox="0 0 18 18" draw:points="0,18 18,18 18,0 0,0">
          <text:p/>
        </draw:polygon>
        <draw:polygon draw:style-name="gr1" draw:text-style-name="P1" draw:layer="layout" svg:width="2.846cm" svg:height="0.017cm" svg:x="11.403cm" svg:y="9.029cm" svg:viewBox="0 0 2847 18" draw:points="0,18 2847,18 2847,0 0,0">
          <text:p/>
        </draw:polygon>
        <draw:polygon draw:style-name="gr1" draw:text-style-name="P1" draw:layer="layout" svg:width="0.017cm" svg:height="0.017cm" svg:x="14.249cm" svg:y="9.029cm" svg:viewBox="0 0 18 18" draw:points="0,18 18,18 18,0 0,0">
          <text:p/>
        </draw:polygon>
        <draw:polygon draw:style-name="gr1" draw:text-style-name="P1" draw:layer="layout" svg:width="0.018cm" svg:height="0.017cm" svg:x="15.52cm" svg:y="9.029cm" svg:viewBox="0 0 19 18" draw:points="0,18 19,18 19,0 0,0">
          <text:p/>
        </draw:polygon>
        <draw:polygon draw:style-name="gr1" draw:text-style-name="P1" draw:layer="layout" svg:width="4.43cm" svg:height="0.017cm" svg:x="15.537cm" svg:y="9.029cm" svg:viewBox="0 0 4431 18" draw:points="0,18 4431,18 4431,0 0,0">
          <text:p/>
        </draw:polygon>
        <draw:polygon draw:style-name="gr1" draw:text-style-name="P1" draw:layer="layout" svg:width="0.016cm" svg:height="0.017cm" svg:x="19.967cm" svg:y="9.029cm" svg:viewBox="0 0 17 18" draw:points="0,18 17,18 17,0 0,0">
          <text:p/>
        </draw:polygon>
        <draw:polygon draw:style-name="gr1" draw:text-style-name="P1" draw:layer="layout" svg:width="0.017cm" svg:height="0.492cm" svg:x="2.493cm" svg:y="9.046cm" svg:viewBox="0 0 18 493" draw:points="0,493 18,493 18,0 0,0">
          <text:p/>
        </draw:polygon>
        <draw:polygon draw:style-name="gr1" draw:text-style-name="P1" draw:layer="layout" svg:width="0.017cm" svg:height="0.492cm" svg:x="11.386cm" svg:y="9.046cm" svg:viewBox="0 0 18 493" draw:points="0,493 18,493 18,0 0,0">
          <text:p/>
        </draw:polygon>
        <draw:polygon draw:style-name="gr1" draw:text-style-name="P1" draw:layer="layout" svg:width="0.017cm" svg:height="0.492cm" svg:x="14.249cm" svg:y="9.046cm" svg:viewBox="0 0 18 493" draw:points="0,493 18,493 18,0 0,0">
          <text:p/>
        </draw:polygon>
        <draw:polygon draw:style-name="gr1" draw:text-style-name="P1" draw:layer="layout" svg:width="0.018cm" svg:height="0.492cm" svg:x="15.52cm" svg:y="9.046cm" svg:viewBox="0 0 19 493" draw:points="0,493 19,493 19,0 0,0">
          <text:p/>
        </draw:polygon>
        <draw:polygon draw:style-name="gr1" draw:text-style-name="P1" draw:layer="layout" svg:width="0.016cm" svg:height="0.492cm" svg:x="19.967cm" svg:y="9.046cm" svg:viewBox="0 0 17 493" draw:points="0,493 17,493 17,0 0,0">
          <text:p/>
        </draw:polygon>
        <draw:frame draw:style-name="gr37" draw:text-style-name="P10" draw:layer="layout" svg:width="1.467cm" svg:height="0.31cm" svg:x="15.715cm" svg:y="9.052cm">
          <draw:text-box>
            <text:p text:style-name="P2"><text:span text:style-name="T13">Event / Mail </text:span></text:p>
          </draw:text-box>
        </draw:frame>
        <draw:frame draw:style-name="gr35" draw:text-style-name="P8" draw:layer="layout" svg:width="0.422cm" svg:height="0.471cm" svg:x="1.105cm" svg:y="9.559cm">
          <draw:text-box>
            <text:p text:style-name="P2"><text:span text:style-name="T9"><text:s/></text:span></text:p>
          </draw:text-box>
        </draw:frame>
        <draw:frame draw:style-name="gr38" draw:text-style-name="P8" draw:layer="layout" svg:width="1.649cm" svg:height="0.471cm" svg:x="2.688cm" svg:y="9.559cm">
          <draw:text-box>
            <text:p text:style-name="P2"><text:span text:style-name="T9">Spouse <text:s text:c="3"/></text:span></text:p>
          </draw:text-box>
        </draw:frame>
        <draw:frame draw:style-name="gr13" draw:text-style-name="P7" draw:layer="layout" svg:width="0.355cm" svg:height="0.395cm" svg:x="12.818cm" svg:y="9.552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9.552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9.538cm" svg:viewBox="0 0 18 18" draw:points="0,18 18,18 18,0 0,0">
          <text:p/>
        </draw:polygon>
        <draw:polygon draw:style-name="gr1" draw:text-style-name="P1" draw:layer="layout" svg:width="8.876cm" svg:height="0.017cm" svg:x="2.51cm" svg:y="9.538cm" svg:viewBox="0 0 8877 18" draw:points="0,18 8877,18 8877,0 0,0">
          <text:p/>
        </draw:polygon>
        <draw:polygon draw:style-name="gr1" draw:text-style-name="P1" draw:layer="layout" svg:width="0.017cm" svg:height="0.017cm" svg:x="11.386cm" svg:y="9.538cm" svg:viewBox="0 0 18 18" draw:points="0,18 18,18 18,0 0,0">
          <text:p/>
        </draw:polygon>
        <draw:polygon draw:style-name="gr1" draw:text-style-name="P1" draw:layer="layout" svg:width="2.846cm" svg:height="0.017cm" svg:x="11.403cm" svg:y="9.538cm" svg:viewBox="0 0 2847 18" draw:points="0,18 2847,18 2847,0 0,0">
          <text:p/>
        </draw:polygon>
        <draw:polygon draw:style-name="gr1" draw:text-style-name="P1" draw:layer="layout" svg:width="0.017cm" svg:height="0.017cm" svg:x="14.249cm" svg:y="9.538cm" svg:viewBox="0 0 18 18" draw:points="0,18 18,18 18,0 0,0">
          <text:p/>
        </draw:polygon>
        <draw:polygon draw:style-name="gr1" draw:text-style-name="P1" draw:layer="layout" svg:width="0.018cm" svg:height="0.017cm" svg:x="15.52cm" svg:y="9.538cm" svg:viewBox="0 0 19 18" draw:points="0,18 19,18 19,0 0,0">
          <text:p/>
        </draw:polygon>
        <draw:polygon draw:style-name="gr1" draw:text-style-name="P1" draw:layer="layout" svg:width="4.43cm" svg:height="0.017cm" svg:x="15.537cm" svg:y="9.538cm" svg:viewBox="0 0 4431 18" draw:points="0,18 4431,18 4431,0 0,0">
          <text:p/>
        </draw:polygon>
        <draw:polygon draw:style-name="gr1" draw:text-style-name="P1" draw:layer="layout" svg:width="0.016cm" svg:height="0.017cm" svg:x="19.967cm" svg:y="9.538cm" svg:viewBox="0 0 17 18" draw:points="0,18 17,18 17,0 0,0">
          <text:p/>
        </draw:polygon>
        <draw:polygon draw:style-name="gr1" draw:text-style-name="P1" draw:layer="layout" svg:width="0.017cm" svg:height="0.482cm" svg:x="2.493cm" svg:y="9.555cm" svg:viewBox="0 0 18 483" draw:points="0,483 18,483 18,0 0,0">
          <text:p/>
        </draw:polygon>
        <draw:polygon draw:style-name="gr1" draw:text-style-name="P1" draw:layer="layout" svg:width="0.017cm" svg:height="0.482cm" svg:x="11.386cm" svg:y="9.555cm" svg:viewBox="0 0 18 483" draw:points="0,483 18,483 18,0 0,0">
          <text:p/>
        </draw:polygon>
        <draw:polygon draw:style-name="gr1" draw:text-style-name="P1" draw:layer="layout" svg:width="0.017cm" svg:height="0.482cm" svg:x="14.249cm" svg:y="9.555cm" svg:viewBox="0 0 18 483" draw:points="0,483 18,483 18,0 0,0">
          <text:p/>
        </draw:polygon>
        <draw:polygon draw:style-name="gr1" draw:text-style-name="P1" draw:layer="layout" svg:width="0.018cm" svg:height="0.482cm" svg:x="15.52cm" svg:y="9.555cm" svg:viewBox="0 0 19 483" draw:points="0,483 19,483 19,0 0,0">
          <text:p/>
        </draw:polygon>
        <draw:polygon draw:style-name="gr1" draw:text-style-name="P1" draw:layer="layout" svg:width="0.016cm" svg:height="0.482cm" svg:x="19.967cm" svg:y="9.555cm" svg:viewBox="0 0 17 483" draw:points="0,483 17,483 17,0 0,0">
          <text:p/>
        </draw:polygon>
        <draw:frame draw:style-name="gr39" draw:text-style-name="P10" draw:layer="layout" svg:width="1.556cm" svg:height="0.31cm" svg:x="15.715cm" svg:y="9.56cm">
          <draw:text-box>
            <text:p text:style-name="P2"><text:span text:style-name="T13">Amount Paid </text:span></text:p>
          </draw:text-box>
        </draw:frame>
        <draw:frame draw:style-name="gr35" draw:text-style-name="P8" draw:layer="layout" svg:width="0.422cm" svg:height="0.471cm" svg:x="1.105cm" svg:y="10.058cm">
          <draw:text-box>
            <text:p text:style-name="P2"><text:span text:style-name="T9"><text:s/></text:span></text:p>
          </draw:text-box>
        </draw:frame>
        <draw:frame draw:style-name="gr40" draw:text-style-name="P8" draw:layer="layout" svg:width="1.052cm" svg:height="0.471cm" svg:x="2.688cm" svg:y="10.058cm">
          <draw:text-box>
            <text:p text:style-name="P2"><text:span text:style-name="T9">Child </text:span></text:p>
          </draw:text-box>
        </draw:frame>
        <draw:frame draw:style-name="gr13" draw:text-style-name="P7" draw:layer="layout" svg:width="0.355cm" svg:height="0.395cm" svg:x="12.818cm" svg:y="10.051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10.051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10.037cm" svg:viewBox="0 0 18 18" draw:points="0,18 18,18 18,0 0,0">
          <text:p/>
        </draw:polygon>
        <draw:polygon draw:style-name="gr1" draw:text-style-name="P1" draw:layer="layout" svg:width="8.876cm" svg:height="0.017cm" svg:x="2.51cm" svg:y="10.037cm" svg:viewBox="0 0 8877 18" draw:points="0,18 8877,18 8877,0 0,0">
          <text:p/>
        </draw:polygon>
        <draw:polygon draw:style-name="gr1" draw:text-style-name="P1" draw:layer="layout" svg:width="0.017cm" svg:height="0.017cm" svg:x="11.386cm" svg:y="10.037cm" svg:viewBox="0 0 18 18" draw:points="0,18 18,18 18,0 0,0">
          <text:p/>
        </draw:polygon>
        <draw:polygon draw:style-name="gr1" draw:text-style-name="P1" draw:layer="layout" svg:width="2.846cm" svg:height="0.017cm" svg:x="11.403cm" svg:y="10.037cm" svg:viewBox="0 0 2847 18" draw:points="0,18 2847,18 2847,0 0,0">
          <text:p/>
        </draw:polygon>
        <draw:polygon draw:style-name="gr1" draw:text-style-name="P1" draw:layer="layout" svg:width="0.017cm" svg:height="0.017cm" svg:x="14.249cm" svg:y="10.037cm" svg:viewBox="0 0 18 18" draw:points="0,18 18,18 18,0 0,0">
          <text:p/>
        </draw:polygon>
        <draw:polygon draw:style-name="gr1" draw:text-style-name="P1" draw:layer="layout" svg:width="0.018cm" svg:height="0.017cm" svg:x="15.52cm" svg:y="10.037cm" svg:viewBox="0 0 19 18" draw:points="0,18 19,18 19,0 0,0">
          <text:p/>
        </draw:polygon>
        <draw:polygon draw:style-name="gr1" draw:text-style-name="P1" draw:layer="layout" svg:width="4.43cm" svg:height="0.017cm" svg:x="15.537cm" svg:y="10.037cm" svg:viewBox="0 0 4431 18" draw:points="0,18 4431,18 4431,0 0,0">
          <text:p/>
        </draw:polygon>
        <draw:polygon draw:style-name="gr1" draw:text-style-name="P1" draw:layer="layout" svg:width="0.016cm" svg:height="0.017cm" svg:x="19.967cm" svg:y="10.037cm" svg:viewBox="0 0 17 18" draw:points="0,18 17,18 17,0 0,0">
          <text:p/>
        </draw:polygon>
        <draw:polygon draw:style-name="gr1" draw:text-style-name="P1" draw:layer="layout" svg:width="0.017cm" svg:height="0.491cm" svg:x="2.493cm" svg:y="10.054cm" svg:viewBox="0 0 18 492" draw:points="0,492 18,492 18,0 0,0">
          <text:p/>
        </draw:polygon>
        <draw:polygon draw:style-name="gr1" draw:text-style-name="P1" draw:layer="layout" svg:width="0.017cm" svg:height="0.491cm" svg:x="11.386cm" svg:y="10.054cm" svg:viewBox="0 0 18 492" draw:points="0,492 18,492 18,0 0,0">
          <text:p/>
        </draw:polygon>
        <draw:polygon draw:style-name="gr1" draw:text-style-name="P1" draw:layer="layout" svg:width="0.017cm" svg:height="0.491cm" svg:x="14.249cm" svg:y="10.054cm" svg:viewBox="0 0 18 492" draw:points="0,492 18,492 18,0 0,0">
          <text:p/>
        </draw:polygon>
        <draw:polygon draw:style-name="gr1" draw:text-style-name="P1" draw:layer="layout" svg:width="0.018cm" svg:height="0.491cm" svg:x="15.52cm" svg:y="10.054cm" svg:viewBox="0 0 19 492" draw:points="0,492 19,492 19,0 0,0">
          <text:p/>
        </draw:polygon>
        <draw:polygon draw:style-name="gr1" draw:text-style-name="P1" draw:layer="layout" svg:width="0.016cm" svg:height="0.491cm" svg:x="19.967cm" svg:y="10.054cm" svg:viewBox="0 0 17 492" draw:points="0,492 17,492 17,0 0,0">
          <text:p/>
        </draw:polygon>
        <draw:frame draw:style-name="gr41" draw:text-style-name="P10" draw:layer="layout" svg:width="2.051cm" svg:height="0.31cm" svg:x="15.715cm" svg:y="10.06cm">
          <draw:text-box>
            <text:p text:style-name="P2"><text:span text:style-name="T13">Cash / Check No. </text:span></text:p>
          </draw:text-box>
        </draw:frame>
        <draw:frame draw:style-name="gr35" draw:text-style-name="P8" draw:layer="layout" svg:width="0.422cm" svg:height="0.471cm" svg:x="1.105cm" svg:y="10.566cm">
          <draw:text-box>
            <text:p text:style-name="P2"><text:span text:style-name="T9"><text:s/></text:span></text:p>
          </draw:text-box>
        </draw:frame>
        <draw:frame draw:style-name="gr40" draw:text-style-name="P8" draw:layer="layout" svg:width="1.052cm" svg:height="0.471cm" svg:x="2.688cm" svg:y="10.566cm">
          <draw:text-box>
            <text:p text:style-name="P2"><text:span text:style-name="T9">Child </text:span></text:p>
          </draw:text-box>
        </draw:frame>
        <draw:frame draw:style-name="gr13" draw:text-style-name="P7" draw:layer="layout" svg:width="0.355cm" svg:height="0.395cm" svg:x="12.818cm" svg:y="10.559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10.559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10.545cm" svg:viewBox="0 0 18 18" draw:points="0,18 18,18 18,0 0,0">
          <text:p/>
        </draw:polygon>
        <draw:polygon draw:style-name="gr1" draw:text-style-name="P1" draw:layer="layout" svg:width="8.876cm" svg:height="0.017cm" svg:x="2.51cm" svg:y="10.545cm" svg:viewBox="0 0 8877 18" draw:points="0,18 8877,18 8877,0 0,0">
          <text:p/>
        </draw:polygon>
        <draw:polygon draw:style-name="gr1" draw:text-style-name="P1" draw:layer="layout" svg:width="0.017cm" svg:height="0.017cm" svg:x="11.386cm" svg:y="10.545cm" svg:viewBox="0 0 18 18" draw:points="0,18 18,18 18,0 0,0">
          <text:p/>
        </draw:polygon>
        <draw:polygon draw:style-name="gr1" draw:text-style-name="P1" draw:layer="layout" svg:width="2.846cm" svg:height="0.017cm" svg:x="11.403cm" svg:y="10.545cm" svg:viewBox="0 0 2847 18" draw:points="0,18 2847,18 2847,0 0,0">
          <text:p/>
        </draw:polygon>
        <draw:polygon draw:style-name="gr1" draw:text-style-name="P1" draw:layer="layout" svg:width="0.017cm" svg:height="0.017cm" svg:x="14.249cm" svg:y="10.545cm" svg:viewBox="0 0 18 18" draw:points="0,18 18,18 18,0 0,0">
          <text:p/>
        </draw:polygon>
        <draw:polygon draw:style-name="gr1" draw:text-style-name="P1" draw:layer="layout" svg:width="0.018cm" svg:height="0.017cm" svg:x="15.52cm" svg:y="10.545cm" svg:viewBox="0 0 19 18" draw:points="0,18 19,18 19,0 0,0">
          <text:p/>
        </draw:polygon>
        <draw:polygon draw:style-name="gr1" draw:text-style-name="P1" draw:layer="layout" svg:width="4.43cm" svg:height="0.017cm" svg:x="15.537cm" svg:y="10.545cm" svg:viewBox="0 0 4431 18" draw:points="0,18 4431,18 4431,0 0,0">
          <text:p/>
        </draw:polygon>
        <draw:polygon draw:style-name="gr1" draw:text-style-name="P1" draw:layer="layout" svg:width="0.016cm" svg:height="0.017cm" svg:x="19.967cm" svg:y="10.545cm" svg:viewBox="0 0 17 18" draw:points="0,18 17,18 17,0 0,0">
          <text:p/>
        </draw:polygon>
        <draw:polygon draw:style-name="gr1" draw:text-style-name="P1" draw:layer="layout" svg:width="0.017cm" svg:height="0.483cm" svg:x="2.493cm" svg:y="10.562cm" svg:viewBox="0 0 18 484" draw:points="0,484 18,484 18,0 0,0">
          <text:p/>
        </draw:polygon>
        <draw:polygon draw:style-name="gr1" draw:text-style-name="P1" draw:layer="layout" svg:width="0.017cm" svg:height="0.483cm" svg:x="11.386cm" svg:y="10.562cm" svg:viewBox="0 0 18 484" draw:points="0,484 18,484 18,0 0,0">
          <text:p/>
        </draw:polygon>
        <draw:polygon draw:style-name="gr1" draw:text-style-name="P1" draw:layer="layout" svg:width="0.017cm" svg:height="0.483cm" svg:x="14.249cm" svg:y="10.562cm" svg:viewBox="0 0 18 484" draw:points="0,484 18,484 18,0 0,0">
          <text:p/>
        </draw:polygon>
        <draw:polygon draw:style-name="gr1" draw:text-style-name="P1" draw:layer="layout" svg:width="0.018cm" svg:height="0.483cm" svg:x="15.52cm" svg:y="10.562cm" svg:viewBox="0 0 19 484" draw:points="0,484 19,484 19,0 0,0">
          <text:p/>
        </draw:polygon>
        <draw:polygon draw:style-name="gr1" draw:text-style-name="P1" draw:layer="layout" svg:width="0.016cm" svg:height="0.483cm" svg:x="19.967cm" svg:y="10.562cm" svg:viewBox="0 0 17 484" draw:points="0,484 17,484 17,0 0,0">
          <text:p/>
        </draw:polygon>
        <draw:frame draw:style-name="gr42" draw:text-style-name="P10" draw:layer="layout" svg:width="2.131cm" svg:height="0.31cm" svg:x="15.715cm" svg:y="10.568cm">
          <draw:text-box>
            <text:p text:style-name="P2"><text:span text:style-name="T13">Date Data Entered </text:span></text:p>
          </draw:text-box>
        </draw:frame>
        <draw:frame draw:style-name="gr35" draw:text-style-name="P8" draw:layer="layout" svg:width="0.422cm" svg:height="0.471cm" svg:x="1.105cm" svg:y="11.074cm">
          <draw:text-box>
            <text:p text:style-name="P2"><text:span text:style-name="T9"><text:s/></text:span></text:p>
          </draw:text-box>
        </draw:frame>
        <draw:frame draw:style-name="gr40" draw:text-style-name="P8" draw:layer="layout" svg:width="1.052cm" svg:height="0.471cm" svg:x="2.688cm" svg:y="11.074cm">
          <draw:text-box>
            <text:p text:style-name="P2"><text:span text:style-name="T9">Child </text:span></text:p>
          </draw:text-box>
        </draw:frame>
        <draw:frame draw:style-name="gr13" draw:text-style-name="P7" draw:layer="layout" svg:width="0.355cm" svg:height="0.395cm" svg:x="12.818cm" svg:y="11.067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11.067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11.045cm" svg:viewBox="0 0 18 18" draw:points="0,18 18,18 18,0 0,0">
          <text:p/>
        </draw:polygon>
        <draw:polygon draw:style-name="gr1" draw:text-style-name="P1" draw:layer="layout" svg:width="8.876cm" svg:height="0.017cm" svg:x="2.51cm" svg:y="11.045cm" svg:viewBox="0 0 8877 18" draw:points="0,18 8877,18 8877,0 0,0">
          <text:p/>
        </draw:polygon>
        <draw:polygon draw:style-name="gr1" draw:text-style-name="P1" draw:layer="layout" svg:width="0.017cm" svg:height="0.017cm" svg:x="11.386cm" svg:y="11.045cm" svg:viewBox="0 0 18 18" draw:points="0,18 18,18 18,0 0,0">
          <text:p/>
        </draw:polygon>
        <draw:polygon draw:style-name="gr1" draw:text-style-name="P1" draw:layer="layout" svg:width="2.846cm" svg:height="0.017cm" svg:x="11.403cm" svg:y="11.045cm" svg:viewBox="0 0 2847 18" draw:points="0,18 2847,18 2847,0 0,0">
          <text:p/>
        </draw:polygon>
        <draw:polygon draw:style-name="gr1" draw:text-style-name="P1" draw:layer="layout" svg:width="0.017cm" svg:height="0.017cm" svg:x="14.249cm" svg:y="11.045cm" svg:viewBox="0 0 18 18" draw:points="0,18 18,18 18,0 0,0">
          <text:p/>
        </draw:polygon>
        <draw:polygon draw:style-name="gr1" draw:text-style-name="P1" draw:layer="layout" svg:width="0.018cm" svg:height="0.017cm" svg:x="15.52cm" svg:y="11.045cm" svg:viewBox="0 0 19 18" draw:points="0,18 19,18 19,0 0,0">
          <text:p/>
        </draw:polygon>
        <draw:polygon draw:style-name="gr1" draw:text-style-name="P1" draw:layer="layout" svg:width="4.43cm" svg:height="0.017cm" svg:x="15.537cm" svg:y="11.045cm" svg:viewBox="0 0 4431 18" draw:points="0,18 4431,18 4431,0 0,0">
          <text:p/>
        </draw:polygon>
        <draw:polygon draw:style-name="gr1" draw:text-style-name="P1" draw:layer="layout" svg:width="0.016cm" svg:height="0.017cm" svg:x="19.967cm" svg:y="11.045cm" svg:viewBox="0 0 17 18" draw:points="0,18 17,18 17,0 0,0">
          <text:p/>
        </draw:polygon>
        <draw:polygon draw:style-name="gr1" draw:text-style-name="P1" draw:layer="layout" svg:width="0.017cm" svg:height="0.491cm" svg:x="2.493cm" svg:y="11.062cm" svg:viewBox="0 0 18 492" draw:points="0,492 18,492 18,0 0,0">
          <text:p/>
        </draw:polygon>
        <draw:polygon draw:style-name="gr1" draw:text-style-name="P1" draw:layer="layout" svg:width="0.017cm" svg:height="0.491cm" svg:x="11.386cm" svg:y="11.062cm" svg:viewBox="0 0 18 492" draw:points="0,492 18,492 18,0 0,0">
          <text:p/>
        </draw:polygon>
        <draw:polygon draw:style-name="gr1" draw:text-style-name="P1" draw:layer="layout" svg:width="0.017cm" svg:height="0.491cm" svg:x="14.249cm" svg:y="11.062cm" svg:viewBox="0 0 18 492" draw:points="0,492 18,492 18,0 0,0">
          <text:p/>
        </draw:polygon>
        <draw:polygon draw:style-name="gr1" draw:text-style-name="P1" draw:layer="layout" svg:width="0.018cm" svg:height="0.491cm" svg:x="15.52cm" svg:y="11.062cm" svg:viewBox="0 0 19 492" draw:points="0,492 19,492 19,0 0,0">
          <text:p/>
        </draw:polygon>
        <draw:polygon draw:style-name="gr1" draw:text-style-name="P1" draw:layer="layout" svg:width="0.016cm" svg:height="0.491cm" svg:x="19.967cm" svg:y="11.062cm" svg:viewBox="0 0 17 492" draw:points="0,492 17,492 17,0 0,0">
          <text:p/>
        </draw:polygon>
        <draw:frame draw:style-name="gr43" draw:text-style-name="P10" draw:layer="layout" svg:width="2.072cm" svg:height="0.31cm" svg:x="15.715cm" svg:y="11.076cm">
          <draw:text-box>
            <text:p text:style-name="P2"><text:span text:style-name="T13">Date Card Mailed </text:span></text:p>
          </draw:text-box>
        </draw:frame>
        <draw:frame draw:style-name="gr35" draw:text-style-name="P8" draw:layer="layout" svg:width="0.422cm" svg:height="0.471cm" svg:x="1.105cm" svg:y="11.574cm">
          <draw:text-box>
            <text:p text:style-name="P2"><text:span text:style-name="T9"><text:s/></text:span></text:p>
          </draw:text-box>
        </draw:frame>
        <draw:frame draw:style-name="gr40" draw:text-style-name="P8" draw:layer="layout" svg:width="1.052cm" svg:height="0.471cm" svg:x="2.688cm" svg:y="11.574cm">
          <draw:text-box>
            <text:p text:style-name="P2"><text:span text:style-name="T9">Child </text:span></text:p>
          </draw:text-box>
        </draw:frame>
        <draw:frame draw:style-name="gr13" draw:text-style-name="P7" draw:layer="layout" svg:width="0.355cm" svg:height="0.395cm" svg:x="12.818cm" svg:y="11.567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4.885cm" svg:y="11.567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17cm" svg:height="0.017cm" svg:x="2.493cm" svg:y="11.553cm" svg:viewBox="0 0 18 18" draw:points="0,18 18,18 18,0 0,0">
          <text:p/>
        </draw:polygon>
        <draw:polygon draw:style-name="gr1" draw:text-style-name="P1" draw:layer="layout" svg:width="8.876cm" svg:height="0.017cm" svg:x="2.51cm" svg:y="11.553cm" svg:viewBox="0 0 8877 18" draw:points="0,18 8877,18 8877,0 0,0">
          <text:p/>
        </draw:polygon>
        <draw:polygon draw:style-name="gr1" draw:text-style-name="P1" draw:layer="layout" svg:width="0.017cm" svg:height="0.017cm" svg:x="11.386cm" svg:y="11.553cm" svg:viewBox="0 0 18 18" draw:points="0,18 18,18 18,0 0,0">
          <text:p/>
        </draw:polygon>
        <draw:polygon draw:style-name="gr1" draw:text-style-name="P1" draw:layer="layout" svg:width="2.846cm" svg:height="0.017cm" svg:x="11.403cm" svg:y="11.553cm" svg:viewBox="0 0 2847 18" draw:points="0,18 2847,18 2847,0 0,0">
          <text:p/>
        </draw:polygon>
        <draw:polygon draw:style-name="gr1" draw:text-style-name="P1" draw:layer="layout" svg:width="0.017cm" svg:height="0.017cm" svg:x="14.249cm" svg:y="11.553cm" svg:viewBox="0 0 18 18" draw:points="0,18 18,18 18,0 0,0">
          <text:p/>
        </draw:polygon>
        <draw:polygon draw:style-name="gr1" draw:text-style-name="P1" draw:layer="layout" svg:width="0.018cm" svg:height="0.017cm" svg:x="15.52cm" svg:y="11.553cm" svg:viewBox="0 0 19 18" draw:points="0,18 19,18 19,0 0,0">
          <text:p/>
        </draw:polygon>
        <draw:polygon draw:style-name="gr1" draw:text-style-name="P1" draw:layer="layout" svg:width="4.43cm" svg:height="0.017cm" svg:x="15.537cm" svg:y="11.553cm" svg:viewBox="0 0 4431 18" draw:points="0,18 4431,18 4431,0 0,0">
          <text:p/>
        </draw:polygon>
        <draw:polygon draw:style-name="gr1" draw:text-style-name="P1" draw:layer="layout" svg:width="0.016cm" svg:height="0.017cm" svg:x="19.967cm" svg:y="11.553cm" svg:viewBox="0 0 17 18" draw:points="0,18 17,18 17,0 0,0">
          <text:p/>
        </draw:polygon>
        <draw:polygon draw:style-name="gr1" draw:text-style-name="P1" draw:layer="layout" svg:width="0.017cm" svg:height="0.491cm" svg:x="2.493cm" svg:y="11.57cm" svg:viewBox="0 0 18 492" draw:points="0,492 18,492 18,0 0,0">
          <text:p/>
        </draw:polygon>
        <draw:polygon draw:style-name="gr1" draw:text-style-name="P1" draw:layer="layout" svg:width="0.017cm" svg:height="0.017cm" svg:x="2.493cm" svg:y="12.061cm" svg:viewBox="0 0 18 18" draw:points="0,18 18,18 18,0 0,0">
          <text:p/>
        </draw:polygon>
        <draw:polygon draw:style-name="gr1" draw:text-style-name="P1" draw:layer="layout" svg:width="0.017cm" svg:height="0.017cm" svg:x="2.493cm" svg:y="12.061cm" svg:viewBox="0 0 18 18" draw:points="0,18 18,18 18,0 0,0">
          <text:p/>
        </draw:polygon>
        <draw:polygon draw:style-name="gr1" draw:text-style-name="P1" draw:layer="layout" svg:width="8.876cm" svg:height="0.017cm" svg:x="2.51cm" svg:y="12.061cm" svg:viewBox="0 0 8877 18" draw:points="0,18 8877,18 8877,0 0,0">
          <text:p/>
        </draw:polygon>
        <draw:polygon draw:style-name="gr1" draw:text-style-name="P1" draw:layer="layout" svg:width="0.017cm" svg:height="0.491cm" svg:x="11.386cm" svg:y="11.57cm" svg:viewBox="0 0 18 492" draw:points="0,492 18,492 18,0 0,0">
          <text:p/>
        </draw:polygon>
        <draw:polygon draw:style-name="gr1" draw:text-style-name="P1" draw:layer="layout" svg:width="0.017cm" svg:height="0.017cm" svg:x="11.386cm" svg:y="12.061cm" svg:viewBox="0 0 18 18" draw:points="0,18 18,18 18,0 0,0">
          <text:p/>
        </draw:polygon>
        <draw:polygon draw:style-name="gr1" draw:text-style-name="P1" draw:layer="layout" svg:width="2.846cm" svg:height="0.017cm" svg:x="11.403cm" svg:y="12.061cm" svg:viewBox="0 0 2847 18" draw:points="0,18 2847,18 2847,0 0,0">
          <text:p/>
        </draw:polygon>
        <draw:polygon draw:style-name="gr1" draw:text-style-name="P1" draw:layer="layout" svg:width="0.017cm" svg:height="0.491cm" svg:x="14.249cm" svg:y="11.57cm" svg:viewBox="0 0 18 492" draw:points="0,492 18,492 18,0 0,0">
          <text:p/>
        </draw:polygon>
        <draw:polygon draw:style-name="gr1" draw:text-style-name="P1" draw:layer="layout" svg:width="0.017cm" svg:height="0.017cm" svg:x="14.249cm" svg:y="12.061cm" svg:viewBox="0 0 18 18" draw:points="0,18 18,18 18,0 0,0">
          <text:p/>
        </draw:polygon>
        <draw:polygon draw:style-name="gr1" draw:text-style-name="P1" draw:layer="layout" svg:width="0.017cm" svg:height="0.017cm" svg:x="14.249cm" svg:y="12.061cm" svg:viewBox="0 0 18 18" draw:points="0,18 18,18 18,0 0,0">
          <text:p/>
        </draw:polygon>
        <draw:polygon draw:style-name="gr1" draw:text-style-name="P1" draw:layer="layout" svg:width="0.018cm" svg:height="0.491cm" svg:x="15.52cm" svg:y="11.57cm" svg:viewBox="0 0 19 492" draw:points="0,492 19,492 19,0 0,0">
          <text:p/>
        </draw:polygon>
        <draw:polygon draw:style-name="gr1" draw:text-style-name="P1" draw:layer="layout" svg:width="0.018cm" svg:height="0.017cm" svg:x="15.52cm" svg:y="12.061cm" svg:viewBox="0 0 19 18" draw:points="0,18 19,18 19,0 0,0">
          <text:p/>
        </draw:polygon>
        <draw:polygon draw:style-name="gr1" draw:text-style-name="P1" draw:layer="layout" svg:width="0.018cm" svg:height="0.017cm" svg:x="15.52cm" svg:y="12.061cm" svg:viewBox="0 0 19 18" draw:points="0,18 19,18 19,0 0,0">
          <text:p/>
        </draw:polygon>
        <draw:polygon draw:style-name="gr1" draw:text-style-name="P1" draw:layer="layout" svg:width="4.43cm" svg:height="0.017cm" svg:x="15.537cm" svg:y="12.061cm" svg:viewBox="0 0 4431 18" draw:points="0,18 4431,18 4431,0 0,0">
          <text:p/>
        </draw:polygon>
        <draw:polygon draw:style-name="gr1" draw:text-style-name="P1" draw:layer="layout" svg:width="0.016cm" svg:height="0.491cm" svg:x="19.967cm" svg:y="11.57cm" svg:viewBox="0 0 17 492" draw:points="0,492 17,492 17,0 0,0">
          <text:p/>
        </draw:polygon>
        <draw:polygon draw:style-name="gr1" draw:text-style-name="P1" draw:layer="layout" svg:width="0.016cm" svg:height="0.017cm" svg:x="19.967cm" svg:y="12.061cm" svg:viewBox="0 0 17 18" draw:points="0,18 17,18 17,0 0,0">
          <text:p/>
        </draw:polygon>
        <draw:polygon draw:style-name="gr1" draw:text-style-name="P1" draw:layer="layout" svg:width="0.016cm" svg:height="0.017cm" svg:x="19.967cm" svg:y="12.061cm" svg:viewBox="0 0 17 18" draw:points="0,18 17,18 17,0 0,0">
          <text:p/>
        </draw:polygon>
        <draw:frame draw:style-name="gr44" draw:text-style-name="P10" draw:layer="layout" svg:width="2.572cm" svg:height="0.31cm" svg:x="15.715cm" svg:y="11.575cm">
          <draw:text-box>
            <text:p text:style-name="P2"><text:span text:style-name="T13">Number Cards Mailed </text:span></text:p>
          </draw:text-box>
        </draw:frame>
        <draw:frame draw:style-name="gr6" draw:text-style-name="P6" draw:layer="layout" svg:width="0.143cm" svg:height="0.158cm" svg:x="1.232cm" svg:y="12.078cm">
          <draw:text-box>
            <text:p text:style-name="P2"><text:span text:style-name="T11"><text:s/></text:span></text:p>
          </draw:text-box>
        </draw:frame>
        <draw:frame draw:style-name="gr45" draw:text-style-name="P11" draw:layer="layout" svg:width="0.422cm" svg:height="0.422cm" svg:x="1.105cm" svg:y="12.261cm">
          <draw:text-box>
            <text:p text:style-name="P2"><text:span text:style-name="T14">F. </text:span></text:p>
          </draw:text-box>
        </draw:frame>
        <draw:polygon draw:style-name="gr1" draw:text-style-name="P1" draw:layer="layout" svg:width="0.017cm" svg:height="0.017cm" svg:x="2.493cm" svg:y="12.239cm" svg:viewBox="0 0 18 18" draw:points="0,18 18,18 18,0 0,0">
          <text:p/>
        </draw:polygon>
        <draw:polygon draw:style-name="gr1" draw:text-style-name="P1" draw:layer="layout" svg:width="0.017cm" svg:height="0.017cm" svg:x="2.493cm" svg:y="12.239cm" svg:viewBox="0 0 18 18" draw:points="0,18 18,18 18,0 0,0">
          <text:p/>
        </draw:polygon>
        <draw:polygon draw:style-name="gr1" draw:text-style-name="P1" draw:layer="layout" svg:width="17.456cm" svg:height="0.017cm" svg:x="2.51cm" svg:y="12.239cm" svg:viewBox="0 0 17457 18" draw:points="0,18 17457,18 17457,0 0,0">
          <text:p/>
        </draw:polygon>
        <draw:polygon draw:style-name="gr1" draw:text-style-name="P1" draw:layer="layout" svg:width="0.016cm" svg:height="0.017cm" svg:x="19.967cm" svg:y="12.239cm" svg:viewBox="0 0 17 18" draw:points="0,18 17,18 17,0 0,0">
          <text:p/>
        </draw:polygon>
        <draw:polygon draw:style-name="gr1" draw:text-style-name="P1" draw:layer="layout" svg:width="0.016cm" svg:height="0.017cm" svg:x="19.967cm" svg:y="12.239cm" svg:viewBox="0 0 17 18" draw:points="0,18 17,18 17,0 0,0">
          <text:p/>
        </draw:polygon>
        <draw:polygon draw:style-name="gr1" draw:text-style-name="P1" draw:layer="layout" svg:width="0.017cm" svg:height="0.483cm" svg:x="2.493cm" svg:y="12.256cm" svg:viewBox="0 0 18 484" draw:points="0,484 18,484 18,0 0,0">
          <text:p/>
        </draw:polygon>
        <draw:polygon draw:style-name="gr1" draw:text-style-name="P1" draw:layer="layout" svg:width="0.016cm" svg:height="0.483cm" svg:x="19.967cm" svg:y="12.256cm" svg:viewBox="0 0 17 484" draw:points="0,484 17,484 17,0 0,0">
          <text:p/>
        </draw:polygon>
        <draw:frame draw:style-name="gr46" draw:text-style-name="P8" draw:layer="layout" svg:width="2.584cm" svg:height="0.471cm" svg:x="2.688cm" svg:y="12.261cm">
          <draw:text-box>
            <text:p text:style-name="P2"><text:span text:style-name="T9">Street Address </text:span></text:p>
          </draw:text-box>
        </draw:frame>
        <draw:frame draw:style-name="gr35" draw:text-style-name="P8" draw:layer="layout" svg:width="0.422cm" svg:height="0.471cm" svg:x="1.105cm" svg:y="12.769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0.017cm" svg:height="0.017cm" svg:x="2.493cm" svg:y="12.739cm" svg:viewBox="0 0 18 18" draw:points="0,18 18,18 18,0 0,0">
          <text:p/>
        </draw:polygon>
        <draw:polygon draw:style-name="gr1" draw:text-style-name="P1" draw:layer="layout" svg:width="17.456cm" svg:height="0.017cm" svg:x="2.51cm" svg:y="12.739cm" svg:viewBox="0 0 17457 18" draw:points="0,18 17457,18 17457,0 0,0">
          <text:p/>
        </draw:polygon>
        <draw:polygon draw:style-name="gr1" draw:text-style-name="P1" draw:layer="layout" svg:width="0.016cm" svg:height="0.017cm" svg:x="19.967cm" svg:y="12.739cm" svg:viewBox="0 0 17 18" draw:points="0,18 17,18 17,0 0,0">
          <text:p/>
        </draw:polygon>
        <draw:polygon draw:style-name="gr1" draw:text-style-name="P1" draw:layer="layout" svg:width="0.017cm" svg:height="0.491cm" svg:x="2.493cm" svg:y="12.756cm" svg:viewBox="0 0 18 492" draw:points="0,492 18,492 18,0 0,0">
          <text:p/>
        </draw:polygon>
        <draw:polygon draw:style-name="gr1" draw:text-style-name="P1" draw:layer="layout" svg:width="0.016cm" svg:height="0.491cm" svg:x="19.967cm" svg:y="12.756cm" svg:viewBox="0 0 17 492" draw:points="0,492 17,492 17,0 0,0">
          <text:p/>
        </draw:polygon>
        <draw:frame draw:style-name="gr47" draw:text-style-name="P8" draw:layer="layout" svg:width="2.94cm" svg:height="0.471cm" svg:x="2.688cm" svg:y="12.769cm">
          <draw:text-box>
            <text:p text:style-name="P2"><text:span text:style-name="T9">Mailing Address </text:span></text:p>
          </draw:text-box>
        </draw:frame>
        <draw:frame draw:style-name="gr35" draw:text-style-name="P8" draw:layer="layout" svg:width="0.422cm" svg:height="0.471cm" svg:x="1.105cm" svg:y="13.268cm">
          <draw:text-box>
            <text:p text:style-name="P2"><text:span text:style-name="T9"><text:s/></text:span></text:p>
          </draw:text-box>
        </draw:frame>
        <draw:frame draw:style-name="gr48" draw:text-style-name="P8" draw:layer="layout" svg:width="0.946cm" svg:height="0.471cm" svg:x="2.688cm" svg:y="13.268cm">
          <draw:text-box>
            <text:p text:style-name="P2"><text:span text:style-name="T9">City <text:s/></text:span></text:p>
          </draw:text-box>
        </draw:frame>
        <draw:frame draw:style-name="gr49" draw:text-style-name="P8" draw:layer="layout" svg:width="0.955cm" svg:height="0.471cm" svg:x="12.852cm" svg:y="13.268cm">
          <draw:text-box>
            <text:p text:style-name="P2"><text:span text:style-name="T9">State </text:span></text:p>
          </draw:text-box>
        </draw:frame>
        <draw:polygon draw:style-name="gr1" draw:text-style-name="P1" draw:layer="layout" svg:width="0.017cm" svg:height="0.017cm" svg:x="2.493cm" svg:y="13.247cm" svg:viewBox="0 0 18 18" draw:points="0,18 18,18 18,0 0,0">
          <text:p/>
        </draw:polygon>
        <draw:polygon draw:style-name="gr1" draw:text-style-name="P1" draw:layer="layout" svg:width="10.147cm" svg:height="0.017cm" svg:x="2.51cm" svg:y="13.247cm" svg:viewBox="0 0 10148 18" draw:points="0,18 10148,18 10148,0 0,0">
          <text:p/>
        </draw:polygon>
        <draw:polygon draw:style-name="gr1" draw:text-style-name="P1" draw:layer="layout" svg:width="0.017cm" svg:height="0.017cm" svg:x="12.657cm" svg:y="13.247cm" svg:viewBox="0 0 18 18" draw:points="0,18 18,18 18,0 0,0">
          <text:p/>
        </draw:polygon>
        <draw:polygon draw:style-name="gr1" draw:text-style-name="P1" draw:layer="layout" svg:width="2.846cm" svg:height="0.017cm" svg:x="12.674cm" svg:y="13.247cm" svg:viewBox="0 0 2847 18" draw:points="0,18 2847,18 2847,0 0,0">
          <text:p/>
        </draw:polygon>
        <draw:polygon draw:style-name="gr1" draw:text-style-name="P1" draw:layer="layout" svg:width="0.018cm" svg:height="0.017cm" svg:x="15.52cm" svg:y="13.247cm" svg:viewBox="0 0 19 18" draw:points="0,18 19,18 19,0 0,0">
          <text:p/>
        </draw:polygon>
        <draw:polygon draw:style-name="gr1" draw:text-style-name="P1" draw:layer="layout" svg:width="4.43cm" svg:height="0.017cm" svg:x="15.537cm" svg:y="13.247cm" svg:viewBox="0 0 4431 18" draw:points="0,18 4431,18 4431,0 0,0">
          <text:p/>
        </draw:polygon>
        <draw:polygon draw:style-name="gr1" draw:text-style-name="P1" draw:layer="layout" svg:width="0.016cm" svg:height="0.017cm" svg:x="19.967cm" svg:y="13.247cm" svg:viewBox="0 0 17 18" draw:points="0,18 17,18 17,0 0,0">
          <text:p/>
        </draw:polygon>
        <draw:polygon draw:style-name="gr1" draw:text-style-name="P1" draw:layer="layout" svg:width="0.017cm" svg:height="0.491cm" svg:x="2.493cm" svg:y="13.264cm" svg:viewBox="0 0 18 492" draw:points="0,492 18,492 18,0 0,0">
          <text:p/>
        </draw:polygon>
        <draw:polygon draw:style-name="gr1" draw:text-style-name="P1" draw:layer="layout" svg:width="0.017cm" svg:height="0.017cm" svg:x="2.493cm" svg:y="13.755cm" svg:viewBox="0 0 18 18" draw:points="0,18 18,18 18,0 0,0">
          <text:p/>
        </draw:polygon>
        <draw:polygon draw:style-name="gr1" draw:text-style-name="P1" draw:layer="layout" svg:width="0.017cm" svg:height="0.017cm" svg:x="2.493cm" svg:y="13.755cm" svg:viewBox="0 0 18 18" draw:points="0,18 18,18 18,0 0,0">
          <text:p/>
        </draw:polygon>
        <draw:polygon draw:style-name="gr1" draw:text-style-name="P1" draw:layer="layout" svg:width="10.147cm" svg:height="0.017cm" svg:x="2.51cm" svg:y="13.755cm" svg:viewBox="0 0 10148 18" draw:points="0,18 10148,18 10148,0 0,0">
          <text:p/>
        </draw:polygon>
        <draw:polygon draw:style-name="gr1" draw:text-style-name="P1" draw:layer="layout" svg:width="0.017cm" svg:height="0.491cm" svg:x="12.657cm" svg:y="13.264cm" svg:viewBox="0 0 18 492" draw:points="0,492 18,492 18,0 0,0">
          <text:p/>
        </draw:polygon>
        <draw:polygon draw:style-name="gr1" draw:text-style-name="P1" draw:layer="layout" svg:width="0.017cm" svg:height="0.017cm" svg:x="12.657cm" svg:y="13.755cm" svg:viewBox="0 0 18 18" draw:points="0,18 18,18 18,0 0,0">
          <text:p/>
        </draw:polygon>
        <draw:polygon draw:style-name="gr1" draw:text-style-name="P1" draw:layer="layout" svg:width="2.846cm" svg:height="0.017cm" svg:x="12.674cm" svg:y="13.755cm" svg:viewBox="0 0 2847 18" draw:points="0,18 2847,18 2847,0 0,0">
          <text:p/>
        </draw:polygon>
        <draw:polygon draw:style-name="gr1" draw:text-style-name="P1" draw:layer="layout" svg:width="0.018cm" svg:height="0.491cm" svg:x="15.52cm" svg:y="13.264cm" svg:viewBox="0 0 19 492" draw:points="0,492 19,492 19,0 0,0">
          <text:p/>
        </draw:polygon>
        <draw:polygon draw:style-name="gr1" draw:text-style-name="P1" draw:layer="layout" svg:width="0.018cm" svg:height="0.017cm" svg:x="15.52cm" svg:y="13.755cm" svg:viewBox="0 0 19 18" draw:points="0,18 19,18 19,0 0,0">
          <text:p/>
        </draw:polygon>
        <draw:polygon draw:style-name="gr1" draw:text-style-name="P1" draw:layer="layout" svg:width="4.43cm" svg:height="0.017cm" svg:x="15.537cm" svg:y="13.755cm" svg:viewBox="0 0 4431 18" draw:points="0,18 4431,18 4431,0 0,0">
          <text:p/>
        </draw:polygon>
        <draw:polygon draw:style-name="gr1" draw:text-style-name="P1" draw:layer="layout" svg:width="0.016cm" svg:height="0.491cm" svg:x="19.967cm" svg:y="13.264cm" svg:viewBox="0 0 17 492" draw:points="0,492 17,492 17,0 0,0">
          <text:p/>
        </draw:polygon>
        <draw:polygon draw:style-name="gr1" draw:text-style-name="P1" draw:layer="layout" svg:width="0.016cm" svg:height="0.017cm" svg:x="19.967cm" svg:y="13.755cm" svg:viewBox="0 0 17 18" draw:points="0,18 17,18 17,0 0,0">
          <text:p/>
        </draw:polygon>
        <draw:polygon draw:style-name="gr1" draw:text-style-name="P1" draw:layer="layout" svg:width="0.016cm" svg:height="0.017cm" svg:x="19.967cm" svg:y="13.755cm" svg:viewBox="0 0 17 18" draw:points="0,18 17,18 17,0 0,0">
          <text:p/>
        </draw:polygon>
        <draw:frame draw:style-name="gr50" draw:text-style-name="P8" draw:layer="layout" svg:width="0.696cm" svg:height="0.471cm" svg:x="15.715cm" svg:y="13.268cm">
          <draw:text-box>
            <text:p text:style-name="P2"><text:span text:style-name="T9">Zip </text:span></text:p>
          </draw:text-box>
        </draw:frame>
        <draw:frame draw:style-name="gr51" draw:text-style-name="P10" draw:layer="layout" svg:width="0.278cm" svg:height="0.31cm" svg:x="1.232cm" svg:y="13.65cm">
          <draw:text-box>
            <text:p text:style-name="P2"><text:span text:style-name="T13"><text:s text:c="2"/></text:span></text:p>
          </draw:text-box>
        </draw:frame>
        <draw:frame draw:style-name="gr6" draw:text-style-name="P6" draw:layer="layout" svg:width="0.143cm" svg:height="0.158cm" svg:x="1.376cm" svg:y="13.771cm">
          <draw:text-box>
            <text:p text:style-name="P2"><text:span text:style-name="T11"><text:s/></text:span></text:p>
          </draw:text-box>
        </draw:frame>
        <draw:frame draw:style-name="gr52" draw:text-style-name="P11" draw:layer="layout" svg:width="0.518cm" svg:height="0.471cm" svg:x="1.105cm" svg:y="13.954cm">
          <draw:text-box>
            <text:p text:style-name="P2"><text:span text:style-name="T14">G. </text:span></text:p>
          </draw:text-box>
        </draw:frame>
        <draw:frame draw:style-name="gr53" draw:text-style-name="P8" draw:layer="layout" svg:width="3.469cm" svg:height="0.471cm" svg:x="2.688cm" svg:y="13.954cm">
          <draw:text-box>
            <text:p text:style-name="P2"><text:span text:style-name="T9">Home Phone <text:s text:c="11"/></text:span></text:p>
          </draw:text-box>
        </draw:frame>
        <draw:polygon draw:style-name="gr1" draw:text-style-name="P1" draw:layer="layout" svg:width="0.017cm" svg:height="0.017cm" svg:x="2.493cm" svg:y="13.933cm" svg:viewBox="0 0 18 18" draw:points="0,18 18,18 18,0 0,0">
          <text:p/>
        </draw:polygon>
        <draw:polygon draw:style-name="gr1" draw:text-style-name="P1" draw:layer="layout" svg:width="0.017cm" svg:height="0.017cm" svg:x="2.493cm" svg:y="13.933cm" svg:viewBox="0 0 18 18" draw:points="0,18 18,18 18,0 0,0">
          <text:p/>
        </draw:polygon>
        <draw:polygon draw:style-name="gr1" draw:text-style-name="P1" draw:layer="layout" svg:width="8.563cm" svg:height="0.017cm" svg:x="2.51cm" svg:y="13.933cm" svg:viewBox="0 0 8564 18" draw:points="0,18 8564,18 8564,0 0,0">
          <text:p/>
        </draw:polygon>
        <draw:polygon draw:style-name="gr1" draw:text-style-name="P1" draw:layer="layout" svg:width="0.017cm" svg:height="0.017cm" svg:x="11.073cm" svg:y="13.933cm" svg:viewBox="0 0 18 18" draw:points="0,18 18,18 18,0 0,0">
          <text:p/>
        </draw:polygon>
        <draw:polygon draw:style-name="gr1" draw:text-style-name="P1" draw:layer="layout" svg:width="8.877cm" svg:height="0.017cm" svg:x="11.09cm" svg:y="13.933cm" svg:viewBox="0 0 8878 18" draw:points="0,18 8878,18 8878,0 0,0">
          <text:p/>
        </draw:polygon>
        <draw:polygon draw:style-name="gr1" draw:text-style-name="P1" draw:layer="layout" svg:width="0.016cm" svg:height="0.017cm" svg:x="19.967cm" svg:y="13.933cm" svg:viewBox="0 0 17 18" draw:points="0,18 17,18 17,0 0,0">
          <text:p/>
        </draw:polygon>
        <draw:polygon draw:style-name="gr1" draw:text-style-name="P1" draw:layer="layout" svg:width="0.016cm" svg:height="0.017cm" svg:x="19.967cm" svg:y="13.933cm" svg:viewBox="0 0 17 18" draw:points="0,18 17,18 17,0 0,0">
          <text:p/>
        </draw:polygon>
        <draw:polygon draw:style-name="gr1" draw:text-style-name="P1" draw:layer="layout" svg:width="0.017cm" svg:height="0.482cm" svg:x="2.493cm" svg:y="13.95cm" svg:viewBox="0 0 18 483" draw:points="0,483 18,483 18,0 0,0">
          <text:p/>
        </draw:polygon>
        <draw:polygon draw:style-name="gr1" draw:text-style-name="P1" draw:layer="layout" svg:width="0.017cm" svg:height="0.482cm" svg:x="11.073cm" svg:y="13.95cm" svg:viewBox="0 0 18 483" draw:points="0,483 18,483 18,0 0,0">
          <text:p/>
        </draw:polygon>
        <draw:polygon draw:style-name="gr1" draw:text-style-name="P1" draw:layer="layout" svg:width="0.016cm" svg:height="0.482cm" svg:x="19.967cm" svg:y="13.95cm" svg:viewBox="0 0 17 483" draw:points="0,483 17,483 17,0 0,0">
          <text:p/>
        </draw:polygon>
        <draw:frame draw:style-name="gr54" draw:text-style-name="P8" draw:layer="layout" svg:width="3.058cm" svg:height="0.471cm" svg:x="11.268cm" svg:y="13.954cm">
          <draw:text-box>
            <text:p text:style-name="P2"><text:span text:style-name="T9">Work/Cell Phone </text:span></text:p>
          </draw:text-box>
        </draw:frame>
        <draw:frame draw:style-name="gr35" draw:text-style-name="P8" draw:layer="layout" svg:width="0.422cm" svg:height="0.471cm" svg:x="1.105cm" svg:y="14.453cm">
          <draw:text-box>
            <text:p text:style-name="P2"><text:span text:style-name="T9"><text:s/></text:span></text:p>
          </draw:text-box>
        </draw:frame>
        <draw:frame draw:style-name="gr55" draw:text-style-name="P8" draw:layer="layout" svg:width="8.21cm" svg:height="0.471cm" svg:x="2.688cm" svg:y="14.453cm">
          <draw:text-box>
            <text:p text:style-name="P2"><text:span text:style-name="T9">Email 1 <text:s text:c="64"/></text:span></text:p>
          </draw:text-box>
        </draw:frame>
        <draw:polygon draw:style-name="gr1" draw:text-style-name="P1" draw:layer="layout" svg:width="0.017cm" svg:height="0.017cm" svg:x="2.493cm" svg:y="14.432cm" svg:viewBox="0 0 18 18" draw:points="0,18 18,18 18,0 0,0">
          <text:p/>
        </draw:polygon>
        <draw:polygon draw:style-name="gr1" draw:text-style-name="P1" draw:layer="layout" svg:width="8.563cm" svg:height="0.017cm" svg:x="2.51cm" svg:y="14.432cm" svg:viewBox="0 0 8564 18" draw:points="0,18 8564,18 8564,0 0,0">
          <text:p/>
        </draw:polygon>
        <draw:polygon draw:style-name="gr1" draw:text-style-name="P1" draw:layer="layout" svg:width="0.017cm" svg:height="0.017cm" svg:x="11.073cm" svg:y="14.432cm" svg:viewBox="0 0 18 18" draw:points="0,18 18,18 18,0 0,0">
          <text:p/>
        </draw:polygon>
        <draw:polygon draw:style-name="gr1" draw:text-style-name="P1" draw:layer="layout" svg:width="8.877cm" svg:height="0.017cm" svg:x="11.09cm" svg:y="14.432cm" svg:viewBox="0 0 8878 18" draw:points="0,18 8878,18 8878,0 0,0">
          <text:p/>
        </draw:polygon>
        <draw:polygon draw:style-name="gr1" draw:text-style-name="P1" draw:layer="layout" svg:width="0.016cm" svg:height="0.017cm" svg:x="19.967cm" svg:y="14.432cm" svg:viewBox="0 0 17 18" draw:points="0,18 17,18 17,0 0,0">
          <text:p/>
        </draw:polygon>
        <draw:polygon draw:style-name="gr1" draw:text-style-name="P1" draw:layer="layout" svg:width="0.017cm" svg:height="0.491cm" svg:x="2.493cm" svg:y="14.449cm" svg:viewBox="0 0 18 492" draw:points="0,492 18,492 18,0 0,0">
          <text:p/>
        </draw:polygon>
        <draw:polygon draw:style-name="gr1" draw:text-style-name="P1" draw:layer="layout" svg:width="0.017cm" svg:height="0.017cm" svg:x="2.493cm" svg:y="14.94cm" svg:viewBox="0 0 18 18" draw:points="0,18 18,18 18,0 0,0">
          <text:p/>
        </draw:polygon>
        <draw:polygon draw:style-name="gr1" draw:text-style-name="P1" draw:layer="layout" svg:width="0.017cm" svg:height="0.017cm" svg:x="2.493cm" svg:y="14.94cm" svg:viewBox="0 0 18 18" draw:points="0,18 18,18 18,0 0,0">
          <text:p/>
        </draw:polygon>
        <draw:polygon draw:style-name="gr1" draw:text-style-name="P1" draw:layer="layout" svg:width="8.563cm" svg:height="0.017cm" svg:x="2.51cm" svg:y="14.94cm" svg:viewBox="0 0 8564 18" draw:points="0,18 8564,18 8564,0 0,0">
          <text:p/>
        </draw:polygon>
        <draw:polygon draw:style-name="gr1" draw:text-style-name="P1" draw:layer="layout" svg:width="0.017cm" svg:height="0.491cm" svg:x="11.073cm" svg:y="14.449cm" svg:viewBox="0 0 18 492" draw:points="0,492 18,492 18,0 0,0">
          <text:p/>
        </draw:polygon>
        <draw:polygon draw:style-name="gr1" draw:text-style-name="P1" draw:layer="layout" svg:width="0.017cm" svg:height="0.017cm" svg:x="11.073cm" svg:y="14.94cm" svg:viewBox="0 0 18 18" draw:points="0,18 18,18 18,0 0,0">
          <text:p/>
        </draw:polygon>
        <draw:polygon draw:style-name="gr1" draw:text-style-name="P1" draw:layer="layout" svg:width="8.877cm" svg:height="0.017cm" svg:x="11.09cm" svg:y="14.94cm" svg:viewBox="0 0 8878 18" draw:points="0,18 8878,18 8878,0 0,0">
          <text:p/>
        </draw:polygon>
        <draw:polygon draw:style-name="gr1" draw:text-style-name="P1" draw:layer="layout" svg:width="0.016cm" svg:height="0.491cm" svg:x="19.967cm" svg:y="14.449cm" svg:viewBox="0 0 17 492" draw:points="0,492 17,492 17,0 0,0">
          <text:p/>
        </draw:polygon>
        <draw:polygon draw:style-name="gr1" draw:text-style-name="P1" draw:layer="layout" svg:width="0.016cm" svg:height="0.017cm" svg:x="19.967cm" svg:y="14.94cm" svg:viewBox="0 0 17 18" draw:points="0,18 17,18 17,0 0,0">
          <text:p/>
        </draw:polygon>
        <draw:polygon draw:style-name="gr1" draw:text-style-name="P1" draw:layer="layout" svg:width="0.016cm" svg:height="0.017cm" svg:x="19.967cm" svg:y="14.94cm" svg:viewBox="0 0 17 18" draw:points="0,18 17,18 17,0 0,0">
          <text:p/>
        </draw:polygon>
        <draw:frame draw:style-name="gr56" draw:text-style-name="P8" draw:layer="layout" svg:width="9.163cm" svg:height="0.471cm" svg:x="11.268cm" svg:y="14.453cm">
          <draw:text-box>
            <text:p text:style-name="P2"><text:span text:style-name="T9">Email 2 <text:s text:c="73"/></text:span></text:p>
          </draw:text-box>
        </draw:frame>
        <draw:frame draw:style-name="gr6" draw:text-style-name="P6" draw:layer="layout" svg:width="0.143cm" svg:height="0.158cm" svg:x="1.232cm" svg:y="14.957cm">
          <draw:text-box>
            <text:p text:style-name="P2"><text:span text:style-name="T11"><text:s/></text:span></text:p>
          </draw:text-box>
        </draw:frame>
        <draw:frame draw:style-name="gr57" draw:text-style-name="P7" draw:layer="layout" svg:width="0.527cm" svg:height="0.395cm" svg:x="1.105cm" svg:y="15.522cm">
          <draw:text-box>
            <text:p text:style-name="P2"><text:span text:style-name="T7"><text:s/></text:span><text:span text:style-name="T7">H. </text:span></text:p>
          </draw:text-box>
        </draw:frame>
        <draw:frame draw:style-name="gr6" draw:text-style-name="P6" draw:layer="layout" svg:width="0.143cm" svg:height="0.158cm" svg:x="1.105cm" svg:y="15.931cm">
          <draw:text-box>
            <text:p text:style-name="P2"><text:span text:style-name="T11"><text:s/></text:span></text:p>
          </draw:text-box>
        </draw:frame>
        <draw:frame draw:style-name="gr58" draw:text-style-name="P7" draw:layer="layout" svg:width="0.387cm" svg:height="0.395cm" svg:x="1.105cm" svg:y="16.089cm">
          <draw:text-box>
            <text:p text:style-name="P2"><text:span text:style-name="T7"><text:s/></text:span><text:span text:style-name="T7">I. </text:span></text:p>
          </draw:text-box>
        </draw:frame>
        <draw:frame draw:style-name="gr6" draw:text-style-name="P6" draw:layer="layout" svg:width="0.143cm" svg:height="0.158cm" svg:x="2.375cm" svg:y="15.118cm">
          <draw:text-box>
            <text:p text:style-name="P2"><text:span text:style-name="T11"><text:s text:c="3"/></text:span></text:p>
          </draw:text-box>
        </draw:frame>
        <draw:frame draw:style-name="gr6" draw:text-style-name="P6" draw:layer="layout" svg:width="0.143cm" svg:height="0.158cm" svg:x="2.375cm" svg:y="15.279cm">
          <draw:text-box>
            <text:p text:style-name="P2"><text:span text:style-name="T11"><text:s/></text:span></text:p>
          </draw:text-box>
        </draw:frame>
        <draw:frame draw:style-name="gr59" draw:text-style-name="P12" draw:layer="layout" svg:width="10.031cm" svg:height="0.437cm" svg:x="2.375cm" svg:y="15.449cm">
          <draw:text-box>
            <text:p text:style-name="P2"><text:span text:style-name="T15">Have you been a member of the FTHA in the past? <text:s/>Yes / No <text:s text:c="3"/></text:span></text:p>
          </draw:text-box>
        </draw:frame>
        <draw:frame draw:style-name="gr13" draw:text-style-name="P7" draw:layer="layout" svg:width="0.355cm" svg:height="0.395cm" svg:x="12.267cm" svg:y="15.48cm">
          <draw:text-box>
            <text:p text:style-name="P2"><text:span text:style-name="T7"><text:s/></text:span></text:p>
          </draw:text-box>
        </draw:frame>
        <draw:frame draw:style-name="gr6" draw:text-style-name="P6" draw:layer="layout" svg:width="0.143cm" svg:height="0.158cm" svg:x="2.375cm" svg:y="15.888cm">
          <draw:text-box>
            <text:p text:style-name="P2"><text:span text:style-name="T11"><text:s/></text:span></text:p>
          </draw:text-box>
        </draw:frame>
        <draw:frame draw:style-name="gr60" draw:text-style-name="P12" draw:layer="layout" svg:width="0.388cm" svg:height="0.416cm" svg:x="2.375cm" svg:y="16.069cm">
          <draw:text-box>
            <text:p text:style-name="P2"><text:span text:style-name="T16"></text:span></text:p>
          </draw:text-box>
        </draw:frame>
        <draw:frame draw:style-name="gr61" draw:text-style-name="P12" draw:layer="layout" svg:width="11.898cm" svg:height="0.437cm" svg:x="2.722cm" svg:y="16.051cm">
          <draw:text-box>
            <text:p text:style-name="P2"><text:span text:style-name="T15"><text:s text:c="2"/></text:span><text:span text:style-name="T15">Mail the newsletter to me in hard copy (Add $7 to membership fee above)</text:span></text:p>
          </draw:text-box>
        </draw:frame>
        <draw:frame draw:style-name="gr62" draw:text-style-name="P13" draw:layer="layout" svg:width="0.372cm" svg:height="0.412cm" svg:x="14.435cm" svg:y="16.066cm">
          <draw:text-box>
            <text:p text:style-name="P2"><text:span text:style-name="T17"><text:s/></text:span></text:p>
          </draw:text-box>
        </draw:frame>
        <draw:frame draw:style-name="gr6" draw:text-style-name="P6" draw:layer="layout" svg:width="0.143cm" svg:height="0.158cm" svg:x="1.232cm" svg:y="16.498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32cm" svg:y="16.659cm">
          <draw:text-box>
            <text:p text:style-name="P2"><text:span text:style-name="T11"><text:s/></text:span></text:p>
          </draw:text-box>
        </draw:frame>
        <draw:frame draw:style-name="gr13" draw:text-style-name="P7" draw:layer="layout" svg:width="0.355cm" svg:height="0.395cm" svg:x="1.205cm" svg:y="16.817cm">
          <draw:text-box>
            <text:p text:style-name="P2"><text:span text:style-name="T12">J</text:span><text:span text:style-name="T7">. </text:span></text:p>
          </draw:text-box>
        </draw:frame>
        <draw:frame draw:style-name="gr63" draw:text-style-name="P12" draw:layer="layout" svg:width="16.724cm" svg:height="0.437cm" svg:x="2.375cm" svg:y="16.821cm">
          <draw:text-box>
            <text:p text:style-name="P2"><text:span text:style-name="T15">Are you interested in participating on any of the administrative committees or at the post store? <text:s/>Yes / No </text:span></text:p>
          </draw:text-box>
        </draw:frame>
        <draw:frame draw:style-name="gr6" draw:text-style-name="P6" draw:layer="layout" svg:width="0.143cm" svg:height="0.158cm" svg:x="1.232cm" svg:y="17.268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32cm" svg:y="17.429cm">
          <draw:text-box>
            <text:p text:style-name="P2"><text:span text:style-name="T11"><text:s/></text:span></text:p>
          </draw:text-box>
        </draw:frame>
        <draw:frame draw:style-name="gr64" draw:text-style-name="P7" draw:layer="layout" svg:width="0.438cm" svg:height="0.395cm" svg:x="1.105cm" svg:y="17.588cm">
          <draw:text-box>
            <text:p text:style-name="P2"><text:span text:style-name="T7">K. </text:span></text:p>
          </draw:text-box>
        </draw:frame>
        <draw:frame draw:style-name="gr65" draw:text-style-name="P12" draw:layer="layout" svg:width="10.259cm" svg:height="0.437cm" svg:x="2.375cm" svg:y="17.592cm">
          <draw:text-box>
            <text:p text:style-name="P2"><text:span text:style-name="T15">Are you a living historian and/or Civil War reenactor? <text:s/>Yes / No </text:span></text:p>
          </draw:text-box>
        </draw:frame>
        <draw:frame draw:style-name="gr6" draw:text-style-name="P6" draw:layer="layout" svg:width="0.143cm" svg:height="0.158cm" svg:x="1.199cm" svg:y="18.039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32cm" svg:y="18.201cm">
          <draw:text-box>
            <text:p text:style-name="P2"><text:span text:style-name="T11"><text:s/></text:span></text:p>
          </draw:text-box>
        </draw:frame>
        <draw:frame draw:style-name="gr66" draw:text-style-name="P7" draw:layer="layout" svg:width="0.396cm" svg:height="0.395cm" svg:x="1.105cm" svg:y="18.368cm">
          <draw:text-box>
            <text:p text:style-name="P2"><text:span text:style-name="T12">L</text:span><text:span text:style-name="T7">. </text:span></text:p>
          </draw:text-box>
        </draw:frame>
        <draw:frame draw:style-name="gr67" draw:text-style-name="P12" draw:layer="layout" svg:width="3.114cm" svg:height="0.437cm" svg:x="2.375cm" svg:y="18.388cm">
          <draw:text-box>
            <text:p text:style-name="P2"><text:span text:style-name="T15">What is your rank? </text:span></text:p>
          </draw:text-box>
        </draw:frame>
        <draw:polygon draw:style-name="gr1" draw:text-style-name="P1" draw:layer="layout" svg:width="0.016cm" svg:height="0.017cm" svg:x="5.67cm" svg:y="18.371cm" svg:viewBox="0 0 17 18" draw:points="0,18 17,18 17,0 0,0">
          <text:p/>
        </draw:polygon>
        <draw:polygon draw:style-name="gr1" draw:text-style-name="P1" draw:layer="layout" svg:width="0.016cm" svg:height="0.017cm" svg:x="5.67cm" svg:y="18.371cm" svg:viewBox="0 0 17 18" draw:points="0,18 17,18 17,0 0,0">
          <text:p/>
        </draw:polygon>
        <draw:polygon draw:style-name="gr1" draw:text-style-name="P1" draw:layer="layout" svg:width="13.916cm" svg:height="0.017cm" svg:x="5.686cm" svg:y="18.371cm" svg:viewBox="0 0 13917 18" draw:points="0,18 13917,18 13917,0 0,0">
          <text:p/>
        </draw:polygon>
        <draw:polygon draw:style-name="gr1" draw:text-style-name="P1" draw:layer="layout" svg:width="0.017cm" svg:height="0.017cm" svg:x="19.602cm" svg:y="18.371cm" svg:viewBox="0 0 18 18" draw:points="0,18 18,18 18,0 0,0">
          <text:p/>
        </draw:polygon>
        <draw:polygon draw:style-name="gr1" draw:text-style-name="P1" draw:layer="layout" svg:width="0.017cm" svg:height="0.017cm" svg:x="19.602cm" svg:y="18.371cm" svg:viewBox="0 0 18 18" draw:points="0,18 18,18 18,0 0,0">
          <text:p/>
        </draw:polygon>
        <draw:polygon draw:style-name="gr1" draw:text-style-name="P1" draw:layer="layout" svg:width="0.016cm" svg:height="0.44cm" svg:x="5.67cm" svg:y="18.388cm" svg:viewBox="0 0 17 441" draw:points="0,441 17,441 17,0 0,0">
          <text:p/>
        </draw:polygon>
        <draw:polygon draw:style-name="gr1" draw:text-style-name="P1" draw:layer="layout" svg:width="0.016cm" svg:height="0.017cm" svg:x="5.67cm" svg:y="18.828cm" svg:viewBox="0 0 17 18" draw:points="0,18 17,18 17,0 0,0">
          <text:p/>
        </draw:polygon>
        <draw:polygon draw:style-name="gr1" draw:text-style-name="P1" draw:layer="layout" svg:width="0.016cm" svg:height="0.017cm" svg:x="5.67cm" svg:y="18.828cm" svg:viewBox="0 0 17 18" draw:points="0,18 17,18 17,0 0,0">
          <text:p/>
        </draw:polygon>
        <draw:polygon draw:style-name="gr1" draw:text-style-name="P1" draw:layer="layout" svg:width="13.916cm" svg:height="0.017cm" svg:x="5.686cm" svg:y="18.828cm" svg:viewBox="0 0 13917 18" draw:points="0,18 13917,18 13917,0 0,0">
          <text:p/>
        </draw:polygon>
        <draw:polygon draw:style-name="gr1" draw:text-style-name="P1" draw:layer="layout" svg:width="0.017cm" svg:height="0.44cm" svg:x="19.602cm" svg:y="18.388cm" svg:viewBox="0 0 18 441" draw:points="0,441 18,441 18,0 0,0">
          <text:p/>
        </draw:polygon>
        <draw:polygon draw:style-name="gr1" draw:text-style-name="P1" draw:layer="layout" svg:width="0.017cm" svg:height="0.017cm" svg:x="19.602cm" svg:y="18.828cm" svg:viewBox="0 0 18 18" draw:points="0,18 18,18 18,0 0,0">
          <text:p/>
        </draw:polygon>
        <draw:polygon draw:style-name="gr1" draw:text-style-name="P1" draw:layer="layout" svg:width="0.017cm" svg:height="0.017cm" svg:x="19.602cm" svg:y="18.828cm" svg:viewBox="0 0 18 18" draw:points="0,18 18,18 18,0 0,0">
          <text:p/>
        </draw:polygon>
        <draw:frame draw:style-name="gr68" draw:text-style-name="P12" draw:layer="layout" svg:width="0.388cm" svg:height="0.437cm" svg:x="5.865cm" svg:y="18.388cm">
          <draw:text-box>
            <text:p text:style-name="P2"><text:span text:style-name="T15"><text:s/></text:span></text:p>
          </draw:text-box>
        </draw:frame>
        <draw:frame draw:style-name="gr69" draw:text-style-name="P14" draw:layer="layout" svg:width="0.016cm" svg:height="0.039cm" svg:x="2.053cm" svg:y="18.83cm">
          <draw:text-box>
            <text:p text:style-name="P2"><text:span text:style-name="T18"><text:s/></text:span></text:p>
          </draw:text-box>
        </draw:frame>
        <draw:frame draw:style-name="gr6" draw:text-style-name="P6" draw:layer="layout" svg:width="0.143cm" svg:height="0.158cm" svg:x="1.232cm" svg:y="18.844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32cm" svg:y="19.014cm">
          <draw:text-box>
            <text:p text:style-name="P2"><text:span text:style-name="T11"><text:s/></text:span></text:p>
          </draw:text-box>
        </draw:frame>
        <draw:frame draw:style-name="gr70" draw:text-style-name="P7" draw:layer="layout" svg:width="0.497cm" svg:height="0.395cm" svg:x="1.105cm" svg:y="19.172cm">
          <draw:text-box>
            <text:p text:style-name="P2"><text:span text:style-name="T7">M. </text:span></text:p>
          </draw:text-box>
        </draw:frame>
        <draw:frame draw:style-name="gr71" draw:text-style-name="P12" draw:layer="layout" svg:width="6.348cm" svg:height="0.437cm" svg:x="2.375cm" svg:y="19.193cm">
          <draw:text-box>
            <text:p text:style-name="P2"><text:span text:style-name="T15">What is your unit (company/regiment)? </text:span></text:p>
          </draw:text-box>
        </draw:frame>
        <draw:polygon draw:style-name="gr1" draw:text-style-name="P1" draw:layer="layout" svg:width="0.016cm" svg:height="0.017cm" svg:x="8.846cm" svg:y="19.175cm" svg:viewBox="0 0 17 18" draw:points="0,18 17,18 17,0 0,0">
          <text:p/>
        </draw:polygon>
        <draw:polygon draw:style-name="gr1" draw:text-style-name="P1" draw:layer="layout" svg:width="0.016cm" svg:height="0.017cm" svg:x="8.846cm" svg:y="19.175cm" svg:viewBox="0 0 17 18" draw:points="0,18 17,18 17,0 0,0">
          <text:p/>
        </draw:polygon>
        <draw:polygon draw:style-name="gr1" draw:text-style-name="P1" draw:layer="layout" svg:width="10.74cm" svg:height="0.017cm" svg:x="8.862cm" svg:y="19.175cm" svg:viewBox="0 0 10741 18" draw:points="0,18 10741,18 10741,0 0,0">
          <text:p/>
        </draw:polygon>
        <draw:polygon draw:style-name="gr1" draw:text-style-name="P1" draw:layer="layout" svg:width="0.017cm" svg:height="0.017cm" svg:x="19.602cm" svg:y="19.175cm" svg:viewBox="0 0 18 18" draw:points="0,18 18,18 18,0 0,0">
          <text:p/>
        </draw:polygon>
        <draw:polygon draw:style-name="gr1" draw:text-style-name="P1" draw:layer="layout" svg:width="0.017cm" svg:height="0.017cm" svg:x="19.602cm" svg:y="19.175cm" svg:viewBox="0 0 18 18" draw:points="0,18 18,18 18,0 0,0">
          <text:p/>
        </draw:polygon>
        <draw:polygon draw:style-name="gr1" draw:text-style-name="P1" draw:layer="layout" svg:width="0.016cm" svg:height="0.449cm" svg:x="8.846cm" svg:y="19.192cm" svg:viewBox="0 0 17 450" draw:points="0,450 17,450 17,0 0,0">
          <text:p/>
        </draw:polygon>
        <draw:polygon draw:style-name="gr1" draw:text-style-name="P1" draw:layer="layout" svg:width="0.017cm" svg:height="0.449cm" svg:x="19.602cm" svg:y="19.192cm" svg:viewBox="0 0 18 450" draw:points="0,450 18,450 18,0 0,0">
          <text:p/>
        </draw:polygon>
        <draw:frame draw:style-name="gr68" draw:text-style-name="P12" draw:layer="layout" svg:width="0.388cm" svg:height="0.437cm" svg:x="9.041cm" svg:y="19.193cm">
          <draw:text-box>
            <text:p text:style-name="P2"><text:span text:style-name="T15"><text:s/></text:span></text:p>
          </draw:text-box>
        </draw:frame>
        <draw:frame draw:style-name="gr72" draw:text-style-name="P12" draw:layer="layout" svg:width="6.157cm" svg:height="0.437cm" svg:x="2.375cm" svg:y="19.658cm">
          <draw:text-box>
            <text:p text:style-name="P2"><text:span text:style-name="T15">What is your civilian group/portrayal? </text:span></text:p>
          </draw:text-box>
        </draw:frame>
        <draw:polygon draw:style-name="gr1" draw:text-style-name="P1" draw:layer="layout" svg:width="0.016cm" svg:height="0.017cm" svg:x="8.846cm" svg:y="19.641cm" svg:viewBox="0 0 17 18" draw:points="0,18 17,18 17,0 0,0">
          <text:p/>
        </draw:polygon>
        <draw:polygon draw:style-name="gr1" draw:text-style-name="P1" draw:layer="layout" svg:width="10.74cm" svg:height="0.017cm" svg:x="8.862cm" svg:y="19.641cm" svg:viewBox="0 0 10741 18" draw:points="0,18 10741,18 10741,0 0,0">
          <text:p/>
        </draw:polygon>
        <draw:polygon draw:style-name="gr1" draw:text-style-name="P1" draw:layer="layout" svg:width="0.017cm" svg:height="0.017cm" svg:x="19.602cm" svg:y="19.641cm" svg:viewBox="0 0 18 18" draw:points="0,18 18,18 18,0 0,0">
          <text:p/>
        </draw:polygon>
        <draw:polygon draw:style-name="gr1" draw:text-style-name="P1" draw:layer="layout" svg:width="0.016cm" svg:height="0.44cm" svg:x="8.846cm" svg:y="19.658cm" svg:viewBox="0 0 17 441" draw:points="0,441 17,441 17,0 0,0">
          <text:p/>
        </draw:polygon>
        <draw:polygon draw:style-name="gr1" draw:text-style-name="P1" draw:layer="layout" svg:width="0.016cm" svg:height="0.017cm" svg:x="8.846cm" svg:y="20.098cm" svg:viewBox="0 0 17 18" draw:points="0,18 17,18 17,0 0,0">
          <text:p/>
        </draw:polygon>
        <draw:polygon draw:style-name="gr1" draw:text-style-name="P1" draw:layer="layout" svg:width="0.016cm" svg:height="0.017cm" svg:x="8.846cm" svg:y="20.098cm" svg:viewBox="0 0 17 18" draw:points="0,18 17,18 17,0 0,0">
          <text:p/>
        </draw:polygon>
        <draw:polygon draw:style-name="gr1" draw:text-style-name="P1" draw:layer="layout" svg:width="10.74cm" svg:height="0.017cm" svg:x="8.862cm" svg:y="20.098cm" svg:viewBox="0 0 10741 18" draw:points="0,18 10741,18 10741,0 0,0">
          <text:p/>
        </draw:polygon>
        <draw:polygon draw:style-name="gr1" draw:text-style-name="P1" draw:layer="layout" svg:width="0.017cm" svg:height="0.44cm" svg:x="19.602cm" svg:y="19.658cm" svg:viewBox="0 0 18 441" draw:points="0,441 18,441 18,0 0,0">
          <text:p/>
        </draw:polygon>
        <draw:polygon draw:style-name="gr1" draw:text-style-name="P1" draw:layer="layout" svg:width="0.017cm" svg:height="0.017cm" svg:x="19.602cm" svg:y="20.098cm" svg:viewBox="0 0 18 18" draw:points="0,18 18,18 18,0 0,0">
          <text:p/>
        </draw:polygon>
        <draw:polygon draw:style-name="gr1" draw:text-style-name="P1" draw:layer="layout" svg:width="0.017cm" svg:height="0.017cm" svg:x="19.602cm" svg:y="20.098cm" svg:viewBox="0 0 18 18" draw:points="0,18 18,18 18,0 0,0">
          <text:p/>
        </draw:polygon>
        <draw:frame draw:style-name="gr68" draw:text-style-name="P12" draw:layer="layout" svg:width="0.388cm" svg:height="0.437cm" svg:x="9.041cm" svg:y="19.658cm">
          <draw:text-box>
            <text:p text:style-name="P2"><text:span text:style-name="T15"><text:s/></text:span></text:p>
          </draw:text-box>
        </draw:frame>
        <draw:frame draw:style-name="gr69" draw:text-style-name="P14" draw:layer="layout" svg:width="0.016cm" svg:height="0.039cm" svg:x="2.053cm" svg:y="20.1cm">
          <draw:text-box>
            <text:p text:style-name="P2"><text:span text:style-name="T18"><text:s/></text:span></text:p>
          </draw:text-box>
        </draw:frame>
        <draw:frame draw:style-name="gr13" draw:text-style-name="P7" draw:layer="layout" svg:width="0.355cm" svg:height="0.395cm" svg:x="1.232cm" svg:y="20.112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.232cm" svg:y="20.518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.232cm" svg:y="20.925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.271cm" svg:y="22.423cm">
          <draw:text-box>
            <text:p text:style-name="P2"><text:span text:style-name="T7"><text:s/></text:span></text:p>
          </draw:text-box>
        </draw:frame>
        <draw:frame draw:style-name="gr13" draw:text-style-name="P7" draw:layer="layout" svg:width="0.355cm" svg:height="0.395cm" svg:x="1.271cm" svg:y="22.829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7.625cm" svg:height="0.042cm" svg:x="2.109cm" svg:y="23.671cm" svg:viewBox="0 0 17626 43" draw:points="0,43 17626,43 17626,0 0,0">
          <text:p/>
        </draw:polygon>
        <draw:frame draw:style-name="gr73" draw:text-style-name="P8" draw:layer="layout" svg:width="18.252cm" svg:height="0.471cm" svg:x="2.109cm" svg:y="23.252cm">
          <draw:text-box>
            <text:p text:style-name="P2"><text:span text:style-name="T19">NO <text:s/>PERSONAL <text:s/>INFORMATION <text:s/>PROVIDED <text:s/>ON <text:s/>THIS <text:s/>APPLICATION <text:s/>WILL BE SHARED </text:span></text:p>
          </draw:text-box>
        </draw:frame>
        <draw:frame draw:style-name="gr35" draw:text-style-name="P8" draw:layer="layout" svg:width="0.422cm" svg:height="0.471cm" svg:x="1.271cm" svg:y="23.734cm">
          <draw:text-box>
            <text:p text:style-name="P2"><text:span text:style-name="T20"><text:s/></text:span></text:p>
          </draw:text-box>
        </draw:frame>
        <draw:frame draw:style-name="gr13" draw:text-style-name="P7" draw:layer="layout" svg:width="0.355cm" svg:height="0.395cm" svg:x="1.271cm" svg:y="24.218cm">
          <draw:text-box>
            <text:p text:style-name="P2"><text:span text:style-name="T6"><text:s/></text:span></text:p>
          </draw:text-box>
        </draw:frame>
        <draw:frame draw:style-name="gr13" draw:text-style-name="P7" draw:layer="layout" svg:width="0.355cm" svg:height="0.395cm" svg:x="1.271cm" svg:y="24.624cm">
          <draw:text-box>
            <text:p text:style-name="P2"><text:span text:style-name="T6"><text:s/></text:span></text:p>
          </draw:text-box>
        </draw:frame>
        <draw:frame draw:style-name="gr13" draw:text-style-name="P7" draw:layer="layout" svg:width="0.355cm" svg:height="0.395cm" svg:x="1.271cm" svg:y="25.032cm">
          <draw:text-box>
            <text:p text:style-name="P2"><text:span text:style-name="T6"><text:s/></text:span></text:p>
          </draw:text-box>
        </draw:frame>
        <draw:frame draw:style-name="gr13" draw:text-style-name="P7" draw:layer="layout" svg:width="0.355cm" svg:height="0.395cm" svg:x="1.271cm" svg:y="25.438cm">
          <draw:text-box>
            <text:p text:style-name="P2"><text:span text:style-name="T6"><text:s/></text:span></text:p>
          </draw:text-box>
        </draw:frame>
        <draw:frame draw:style-name="gr13" draw:text-style-name="P7" draw:layer="layout" svg:width="0.355cm" svg:height="0.395cm" svg:x="1.271cm" svg:y="25.844cm">
          <draw:text-box>
            <text:p text:style-name="P2"><text:span text:style-name="T6"><text:s/></text:span></text:p>
          </draw:text-box>
        </draw:frame>
        <draw:frame draw:style-name="gr13" draw:text-style-name="P7" draw:layer="layout" svg:width="0.355cm" svg:height="0.395cm" svg:x="1.271cm" svg:y="26.251cm">
          <draw:text-box>
            <text:p text:style-name="P2"><text:span text:style-name="T6"><text:s/></text:span></text:p>
          </draw:text-box>
        </draw:frame>
      </draw:page>
      <draw:page draw:name="page2" draw:style-name="dp1" draw:master-page-name="master-page74">
        <draw:frame draw:style-name="gr13" draw:text-style-name="P7" draw:layer="layout" svg:width="0.355cm" svg:height="0.395cm" svg:x="1.271cm" svg:y="1.021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8.312cm" svg:height="0.034cm" svg:x="1.27cm" svg:y="1.787cm" svg:viewBox="0 0 18313 35" draw:points="0,35 18313,35 18313,0 0,0">
          <text:p/>
        </draw:polygon>
        <draw:frame draw:style-name="gr74" draw:text-style-name="P7" draw:layer="layout" svg:width="19.234cm" svg:height="0.395cm" svg:x="1.271cm" svg:y="1.428cm">
          <draw:text-box>
            <text:p text:style-name="P2"><text:span text:style-name="T6">GENERAL LIABILITY RELEASE ON REVERSE SIDE MUST BE INITIALED AND SIGNED BY ALL ADULT APPLICANTS </text:span></text:p>
          </draw:text-box>
        </draw:frame>
        <draw:frame draw:style-name="gr13" draw:text-style-name="P7" draw:layer="layout" svg:width="0.355cm" svg:height="0.395cm" svg:x="1.271cm" svg:y="1.834cm">
          <draw:text-box>
            <text:p text:style-name="P2"><text:span text:style-name="T4"><text:s/></text:span></text:p>
          </draw:text-box>
        </draw:frame>
        <draw:frame draw:style-name="gr75" draw:text-style-name="P15" draw:layer="layout" svg:width="12.3cm" svg:height="0.543cm" svg:x="4.853cm" svg:y="2.256cm">
          <draw:text-box>
            <text:p text:style-name="P2"><text:span text:style-name="T21">REENACTOR’S GENERAL RELEASE OF LIABILITY <text:s/></text:span></text:p>
          </draw:text-box>
        </draw:frame>
        <draw:frame draw:style-name="gr6" draw:text-style-name="P6" draw:layer="layout" svg:width="0.143cm" svg:height="0.158cm" svg:x="1.271cm" svg:y="2.802cm">
          <draw:text-box>
            <text:p text:style-name="P2"><text:span text:style-name="T3"><text:s/></text:span></text:p>
          </draw:text-box>
        </draw:frame>
        <draw:frame draw:style-name="gr76" draw:text-style-name="P6" draw:layer="layout" svg:width="17.672cm" svg:height="0.158cm" svg:x="1.271cm" svg:y="2.963cm">
          <draw:text-box>
            <text:p text:style-name="P2"><text:span text:style-name="T3">_____________________________________________________________________________________________________________________________________________________________________________________________________________________________________________________ </text:span></text:p>
          </draw:text-box>
        </draw:frame>
        <draw:frame draw:style-name="gr6" draw:text-style-name="P6" draw:layer="layout" svg:width="0.143cm" svg:height="0.158cm" svg:x="1.271cm" svg:y="3.124cm">
          <draw:text-box>
            <text:p text:style-name="P2"><text:span text:style-name="T11"><text:s/></text:span></text:p>
          </draw:text-box>
        </draw:frame>
        <draw:frame draw:style-name="gr77" draw:text-style-name="P7" draw:layer="layout" svg:width="16.461cm" svg:height="0.395cm" svg:x="1.271cm" svg:y="3.282cm">
          <draw:text-box>
            <text:p text:style-name="P2"><text:span text:style-name="T7">Since re-enacting is dangerous, the FTHA requires all participants and parents of participants to assume all risks by </text:span></text:p>
          </draw:text-box>
        </draw:frame>
        <draw:frame draw:style-name="gr78" draw:text-style-name="P7" draw:layer="layout" svg:width="4.227cm" svg:height="0.395cm" svg:x="1.271cm" svg:y="3.689cm">
          <draw:text-box>
            <text:p text:style-name="P2"><text:span text:style-name="T7">signing this General Release. </text:span></text:p>
          </draw:text-box>
        </draw:frame>
        <draw:frame draw:style-name="gr13" draw:text-style-name="P7" draw:layer="layout" svg:width="0.355cm" svg:height="0.395cm" svg:x="1.271cm" svg:y="4.096cm">
          <draw:text-box>
            <text:p text:style-name="P2"><text:span text:style-name="T7"><text:s/></text:span></text:p>
          </draw:text-box>
        </draw:frame>
        <draw:frame draw:style-name="gr79" draw:text-style-name="P7" draw:layer="layout" svg:width="17.113cm" svg:height="0.395cm" svg:x="1.271cm" svg:y="4.502cm">
          <draw:text-box>
            <text:p text:style-name="P2"><text:span text:style-name="T7">1. <text:s text:c="3"/>I acknowledge that re-enacting, black powder shooting and related activities are hazardous activities and that I have </text:span></text:p>
          </draw:text-box>
        </draw:frame>
        <draw:frame draw:style-name="gr80" draw:text-style-name="P7" draw:layer="layout" svg:width="16.355cm" svg:height="0.395cm" svg:x="1.271cm" svg:y="4.909cm">
          <draw:text-box>
            <text:p text:style-name="P2"><text:span text:style-name="T7">made a voluntary choice to participate in those activities despite the risks they may present. In consideration of my </text:span></text:p>
          </draw:text-box>
        </draw:frame>
        <draw:frame draw:style-name="gr81" draw:text-style-name="P7" draw:layer="layout" svg:width="15.856cm" svg:height="0.395cm" svg:x="1.271cm" svg:y="5.315cm">
          <draw:text-box>
            <text:p text:style-name="P2"><text:span text:style-name="T7">being permitted to participate in activities described above at the Fort Tejon Historical Association ( FTHA ), a </text:span></text:p>
          </draw:text-box>
        </draw:frame>
        <draw:frame draw:style-name="gr82" draw:text-style-name="P7" draw:layer="layout" svg:width="16.897cm" svg:height="0.395cm" svg:x="1.271cm" svg:y="5.722cm">
          <draw:text-box>
            <text:p text:style-name="P2"><text:span text:style-name="T7">California non-profit corporation, I agree to assume ANY AND ALL RISKS OF INJURY OR DEATH which may be </text:span></text:p>
          </draw:text-box>
        </draw:frame>
        <draw:frame draw:style-name="gr83" draw:text-style-name="P7" draw:layer="layout" svg:width="11.678cm" svg:height="0.395cm" svg:x="1.271cm" svg:y="6.128cm">
          <draw:text-box>
            <text:p text:style-name="P2"><text:span text:style-name="T7">associated with or result from my participation in the FTHA events and activities. </text:span></text:p>
          </draw:text-box>
        </draw:frame>
        <draw:frame draw:style-name="gr6" draw:text-style-name="P6" draw:layer="layout" svg:width="0.143cm" svg:height="0.158cm" svg:x="1.271cm" svg:y="6.537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6.695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6.695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6.695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7.102cm">
          <draw:text-box>
            <text:p text:style-name="P2"><text:span text:style-name="T7"><text:s/></text:span></text:p>
          </draw:text-box>
        </draw:frame>
        <draw:frame draw:style-name="gr86" draw:text-style-name="P7" draw:layer="layout" svg:width="16.753cm" svg:height="0.395cm" svg:x="1.271cm" svg:y="7.509cm">
          <draw:text-box>
            <text:p text:style-name="P2"><text:span text:style-name="T7">2. <text:s text:c="3"/>I further </text:span><text:span text:style-name="T4">Release, Waive, Discharge </text:span><text:span text:style-name="T7">and </text:span><text:span text:style-name="T4">covenant not to sue </text:span><text:span text:style-name="T7">the FTHA, the organizers of any FTHA event, the </text:span></text:p>
          </draw:text-box>
        </draw:frame>
        <draw:frame draw:style-name="gr87" draw:text-style-name="P7" draw:layer="layout" svg:width="16.372cm" svg:height="0.395cm" svg:x="1.271cm" svg:y="7.915cm">
          <draw:text-box>
            <text:p text:style-name="P2"><text:span text:style-name="T7">trustees of, officers of, agents of, employees of, or members of the FTHA, or any FTHA event organizer, owner or </text:span></text:p>
          </draw:text-box>
        </draw:frame>
        <draw:frame draw:style-name="gr88" draw:text-style-name="P7" draw:layer="layout" svg:width="16.842cm" svg:height="0.395cm" svg:x="1.271cm" svg:y="8.313cm">
          <draw:text-box>
            <text:p text:style-name="P2"><text:span text:style-name="T7">lessor of any property on which the FTHA conducts any activity from all liability for myself, or any party claiming an </text:span></text:p>
          </draw:text-box>
        </draw:frame>
        <draw:frame draw:style-name="gr89" draw:text-style-name="P7" draw:layer="layout" svg:width="16.982cm" svg:height="0.395cm" svg:x="1.271cm" svg:y="8.72cm">
          <draw:text-box>
            <text:p text:style-name="P2"><text:span text:style-name="T7">interest through myself, whether caused by their negligence or for any other reason, while preparing for, practicing for, </text:span></text:p>
          </draw:text-box>
        </draw:frame>
        <draw:frame draw:style-name="gr90" draw:text-style-name="P7" draw:layer="layout" svg:width="8.371cm" svg:height="0.395cm" svg:x="1.271cm" svg:y="9.126cm">
          <draw:text-box>
            <text:p text:style-name="P2"><text:span text:style-name="T7">traveling to and from, or participating in any FTHA event. </text:span></text:p>
          </draw:text-box>
        </draw:frame>
        <draw:frame draw:style-name="gr6" draw:text-style-name="P6" draw:layer="layout" svg:width="0.143cm" svg:height="0.158cm" svg:x="1.271cm" svg:y="9.535cm">
          <draw:text-box>
            <text:p text:style-name="P2"><text:span text:style-name="T11"><text:s/></text:span></text:p>
          </draw:text-box>
        </draw:frame>
        <draw:frame draw:style-name="gr91" draw:text-style-name="P7" draw:layer="layout" svg:width="3.914cm" svg:height="0.395cm" svg:x="2.541cm" svg:y="9.693cm">
          <draw:text-box>
            <text:p text:style-name="P2"><text:span text:style-name="T7">Member Initial ________ <text:s text:c="2"/></text:span></text:p>
          </draw:text-box>
        </draw:frame>
        <draw:frame draw:style-name="gr85" draw:text-style-name="P7" draw:layer="layout" svg:width="3.473cm" svg:height="0.395cm" svg:x="7.622cm" svg:y="9.693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10.101cm">
          <draw:text-box>
            <text:p text:style-name="P2"><text:span text:style-name="T7"><text:s/></text:span></text:p>
          </draw:text-box>
        </draw:frame>
        <draw:frame draw:style-name="gr92" draw:text-style-name="P7" draw:layer="layout" svg:width="16.952cm" svg:height="0.395cm" svg:x="1.271cm" svg:y="10.507cm">
          <draw:text-box>
            <text:p text:style-name="P2"><text:span text:style-name="T7">3. <text:s text:c="3"/>I further INDEMNIFY AND HOLD HARMLESS the parties released above and each of them from loss, liability, </text:span></text:p>
          </draw:text-box>
        </draw:frame>
        <draw:frame draw:style-name="gr93" draw:text-style-name="P7" draw:layer="layout" svg:width="16.364cm" svg:height="0.395cm" svg:x="1.271cm" svg:y="10.913cm">
          <draw:text-box>
            <text:p text:style-name="P2"><text:span text:style-name="T7">damage or claim they may incur due to the presence of my actions during FTHA activities whether caused by their </text:span></text:p>
          </draw:text-box>
        </draw:frame>
        <draw:frame draw:style-name="gr94" draw:text-style-name="P7" draw:layer="layout" svg:width="3.566cm" svg:height="0.395cm" svg:x="1.271cm" svg:y="11.32cm">
          <draw:text-box>
            <text:p text:style-name="P2"><text:span text:style-name="T7">negligence or otherwise. </text:span></text:p>
          </draw:text-box>
        </draw:frame>
        <draw:frame draw:style-name="gr6" draw:text-style-name="P6" draw:layer="layout" svg:width="0.143cm" svg:height="0.158cm" svg:x="1.271cm" svg:y="11.729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11.887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11.887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11.887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12.294cm">
          <draw:text-box>
            <text:p text:style-name="P2"><text:span text:style-name="T7"><text:s/></text:span></text:p>
          </draw:text-box>
        </draw:frame>
        <draw:frame draw:style-name="gr95" draw:text-style-name="P7" draw:layer="layout" svg:width="16.546cm" svg:height="0.395cm" svg:x="1.271cm" svg:y="12.7cm">
          <draw:text-box>
            <text:p text:style-name="P2"><text:span text:style-name="T7">4. <text:s text:c="3"/>It is the intent of the undersigned that the above release be as broad as allowed by law, and that if any portion is </text:span></text:p>
          </draw:text-box>
        </draw:frame>
        <draw:frame draw:style-name="gr96" draw:text-style-name="P7" draw:layer="layout" svg:width="16.44cm" svg:height="0.395cm" svg:x="1.271cm" svg:y="13.107cm">
          <draw:text-box>
            <text:p text:style-name="P2"><text:span text:style-name="T7">invalid, the remainder shall continue in full force and effect. This release is entered into solely for the benefit of the </text:span></text:p>
          </draw:text-box>
        </draw:frame>
        <draw:frame draw:style-name="gr97" draw:text-style-name="P7" draw:layer="layout" svg:width="15.932cm" svg:height="0.395cm" svg:x="1.271cm" svg:y="13.513cm">
          <draw:text-box>
            <text:p text:style-name="P2"><text:span text:style-name="T7">FTHA, its officers, trustees, agents and members and others mentioned above when engaged in activities which </text:span></text:p>
          </draw:text-box>
        </draw:frame>
        <draw:frame draw:style-name="gr98" draw:text-style-name="P7" draw:layer="layout" svg:width="16.643cm" svg:height="0.395cm" svg:x="1.271cm" svg:y="13.92cm">
          <draw:text-box>
            <text:p text:style-name="P2"><text:span text:style-name="T7">promote the participation in the FTHA events, or the preparation for or travel to such an event, and does not confer a </text:span></text:p>
          </draw:text-box>
        </draw:frame>
        <draw:frame draw:style-name="gr99" draw:text-style-name="P7" draw:layer="layout" svg:width="7.106cm" svg:height="0.395cm" svg:x="1.271cm" svg:y="14.326cm">
          <draw:text-box>
            <text:p text:style-name="P2"><text:span text:style-name="T7">release upon parties not acting in such a capacity. </text:span></text:p>
          </draw:text-box>
        </draw:frame>
        <draw:frame draw:style-name="gr6" draw:text-style-name="P6" draw:layer="layout" svg:width="0.143cm" svg:height="0.158cm" svg:x="1.271cm" svg:y="14.727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14.894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14.894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14.894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15.3cm">
          <draw:text-box>
            <text:p text:style-name="P2"><text:span text:style-name="T7"><text:s/></text:span></text:p>
          </draw:text-box>
        </draw:frame>
        <draw:frame draw:style-name="gr100" draw:text-style-name="P7" draw:layer="layout" svg:width="16.817cm" svg:height="0.395cm" svg:x="1.271cm" svg:y="15.698cm">
          <draw:text-box>
            <text:p text:style-name="P2"><text:span text:style-name="T7">5. <text:s text:c="3"/>I understand that this release applies to all parties, including dependent minors, listed on my General membership </text:span></text:p>
          </draw:text-box>
        </draw:frame>
        <draw:frame draw:style-name="gr101" draw:text-style-name="P7" draw:layer="layout" svg:width="3.655cm" svg:height="0.395cm" svg:x="1.271cm" svg:y="16.105cm">
          <draw:text-box>
            <text:p text:style-name="P2"><text:span text:style-name="T7">application to the FTHA. </text:span></text:p>
          </draw:text-box>
        </draw:frame>
        <draw:frame draw:style-name="gr6" draw:text-style-name="P6" draw:layer="layout" svg:width="0.143cm" svg:height="0.158cm" svg:x="1.271cm" svg:y="16.514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16.672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16.672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16.672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17.079cm">
          <draw:text-box>
            <text:p text:style-name="P2"><text:span text:style-name="T7"><text:s/></text:span></text:p>
          </draw:text-box>
        </draw:frame>
        <draw:frame draw:style-name="gr102" draw:text-style-name="P7" draw:layer="layout" svg:width="16.287cm" svg:height="0.395cm" svg:x="1.271cm" svg:y="17.485cm">
          <draw:text-box>
            <text:p text:style-name="P2"><text:span text:style-name="T7">6. <text:s text:c="3"/>I hereby declare </text:span><text:span text:style-name="T4">under the penalty of perjury </text:span><text:span text:style-name="T7">of the laws of the State of California that the birth dates of the </text:span></text:p>
          </draw:text-box>
        </draw:frame>
        <draw:frame draw:style-name="gr103" draw:text-style-name="P7" draw:layer="layout" svg:width="10.132cm" svg:height="0.395cm" svg:x="1.271cm" svg:y="17.891cm">
          <draw:text-box>
            <text:p text:style-name="P2"><text:span text:style-name="T7">dependent minor children listed in this application are true and correct. </text:span></text:p>
          </draw:text-box>
        </draw:frame>
        <draw:frame draw:style-name="gr6" draw:text-style-name="P6" draw:layer="layout" svg:width="0.143cm" svg:height="0.158cm" svg:x="1.271cm" svg:y="18.3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18.459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18.459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18.459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18.866cm">
          <draw:text-box>
            <text:p text:style-name="P2"><text:span text:style-name="T7"><text:s/></text:span></text:p>
          </draw:text-box>
        </draw:frame>
        <draw:frame draw:style-name="gr104" draw:text-style-name="P7" draw:layer="layout" svg:width="16.487cm" svg:height="0.395cm" svg:x="1.271cm" svg:y="19.273cm">
          <draw:text-box>
            <text:p text:style-name="P2"><text:span text:style-name="T7">7. <text:s text:c="3"/>I, the undersigned, have read and understand this release and all its terms and warrant that the above is true and </text:span></text:p>
          </draw:text-box>
        </draw:frame>
        <draw:frame draw:style-name="gr105" draw:text-style-name="P7" draw:layer="layout" svg:width="17.058cm" svg:height="0.395cm" svg:x="1.271cm" svg:y="19.679cm">
          <draw:text-box>
            <text:p text:style-name="P2"><text:span text:style-name="T7">correct in all respects and that no representations, statements, or inducements apart from the foregoing have been made. </text:span></text:p>
          </draw:text-box>
        </draw:frame>
        <draw:frame draw:style-name="gr106" draw:text-style-name="P7" draw:layer="layout" svg:width="16.681cm" svg:height="0.395cm" svg:x="1.271cm" svg:y="20.085cm">
          <draw:text-box>
            <text:p text:style-name="P2"><text:span text:style-name="T7">I consent to whatever medical care might be provided or available for injury occurring during the above activities for </text:span></text:p>
          </draw:text-box>
        </draw:frame>
        <draw:frame draw:style-name="gr107" draw:text-style-name="P7" draw:layer="layout" svg:width="4.561cm" svg:height="0.395cm" svg:x="1.271cm" svg:y="20.492cm">
          <draw:text-box>
            <text:p text:style-name="P2"><text:span text:style-name="T7">myself and my minor children.. </text:span></text:p>
          </draw:text-box>
        </draw:frame>
        <draw:frame draw:style-name="gr6" draw:text-style-name="P6" draw:layer="layout" svg:width="0.143cm" svg:height="0.158cm" svg:x="1.271cm" svg:y="20.9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2.541cm" svg:y="20.9cm">
          <draw:text-box>
            <text:p text:style-name="P2"><text:span text:style-name="T11"><text:s/></text:span></text:p>
          </draw:text-box>
        </draw:frame>
        <draw:frame draw:style-name="gr84" draw:text-style-name="P7" draw:layer="layout" svg:width="3.647cm" svg:height="0.395cm" svg:x="2.541cm" svg:y="21.059cm">
          <draw:text-box>
            <text:p text:style-name="P2"><text:span text:style-name="T7">Member Initial________ </text:span></text:p>
          </draw:text-box>
        </draw:frame>
        <draw:frame draw:style-name="gr13" draw:text-style-name="P7" draw:layer="layout" svg:width="0.355cm" svg:height="0.395cm" svg:x="6.352cm" svg:y="21.059cm">
          <draw:text-box>
            <text:p text:style-name="P2"><text:span text:style-name="T7"><text:s/></text:span></text:p>
          </draw:text-box>
        </draw:frame>
        <draw:frame draw:style-name="gr85" draw:text-style-name="P7" draw:layer="layout" svg:width="3.473cm" svg:height="0.395cm" svg:x="7.622cm" svg:y="21.059cm">
          <draw:text-box>
            <text:p text:style-name="P2"><text:span text:style-name="T7">Spouse Initial________ </text:span></text:p>
          </draw:text-box>
        </draw:frame>
        <draw:frame draw:style-name="gr13" draw:text-style-name="P7" draw:layer="layout" svg:width="0.355cm" svg:height="0.395cm" svg:x="1.271cm" svg:y="21.465cm">
          <draw:text-box>
            <text:p text:style-name="P2"><text:span text:style-name="T7"><text:s/></text:span></text:p>
          </draw:text-box>
        </draw:frame>
        <draw:frame draw:style-name="gr108" draw:text-style-name="P7" draw:layer="layout" svg:width="14.078cm" svg:height="0.395cm" svg:x="1.271cm" svg:y="21.873cm">
          <draw:text-box>
            <text:p text:style-name="P2"><text:span text:style-name="T7">8. <text:s text:c="3"/>I the undersigned, agree to abide by the by-laws, rules and regulations governing the F.T.H.A. </text:span></text:p>
          </draw:text-box>
        </draw:frame>
        <draw:frame draw:style-name="gr13" draw:text-style-name="P7" draw:layer="layout" svg:width="0.355cm" svg:height="0.395cm" svg:x="1.271cm" svg:y="22.279cm">
          <draw:text-box>
            <text:p text:style-name="P2"><text:span text:style-name="T7"><text:s/></text:span></text:p>
          </draw:text-box>
        </draw:frame>
        <draw:frame draw:style-name="gr109" draw:text-style-name="P7" draw:layer="layout" svg:width="14.7cm" svg:height="0.395cm" svg:x="2.541cm" svg:y="22.685cm">
          <draw:text-box>
            <text:p text:style-name="P2"><text:span text:style-name="T7"><text:s text:c="3"/></text:span><text:span text:style-name="T7">Member Signature _____________________________________ <text:s text:c="7"/>Date ____________________ </text:span></text:p>
          </draw:text-box>
        </draw:frame>
        <draw:frame draw:style-name="gr13" draw:text-style-name="P7" draw:layer="layout" svg:width="0.355cm" svg:height="0.395cm" svg:x="2.541cm" svg:y="23.083cm">
          <draw:text-box>
            <text:p text:style-name="P2"><text:span text:style-name="T7"><text:s/></text:span></text:p>
          </draw:text-box>
        </draw:frame>
        <draw:frame draw:style-name="gr110" draw:text-style-name="P15" draw:layer="layout" svg:width="0.49cm" svg:height="0.543cm" svg:x="2.541cm" svg:y="23.504cm">
          <draw:text-box>
            <text:p text:style-name="P2"><text:span text:style-name="T22"><text:s/></text:span></text:p>
          </draw:text-box>
        </draw:frame>
        <draw:frame draw:style-name="gr111" draw:text-style-name="P7" draw:layer="layout" svg:width="14.705cm" svg:height="0.395cm" svg:x="2.541cm" svg:y="24.057cm">
          <draw:text-box>
            <text:p text:style-name="P2"><text:span text:style-name="T7"><text:s text:c="3"/></text:span><text:span text:style-name="T7">Spouse Signature <text:s/>_____________________________________ <text:s text:c="8"/>Date ____________________ </text:span></text:p>
          </draw:text-box>
        </draw:frame>
        <draw:frame draw:style-name="gr6" draw:text-style-name="P6" draw:layer="layout" svg:width="0.143cm" svg:height="0.158cm" svg:x="1.271cm" svg:y="24.466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71cm" svg:y="24.635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71cm" svg:y="24.796cm">
          <draw:text-box>
            <text:p text:style-name="P2"><text:span text:style-name="T11"><text:s/></text:span></text:p>
          </draw:text-box>
        </draw:frame>
        <draw:frame draw:style-name="gr6" draw:text-style-name="P6" draw:layer="layout" svg:width="0.143cm" svg:height="0.158cm" svg:x="1.271cm" svg:y="24.958cm">
          <draw:text-box>
            <text:p text:style-name="P2"><text:span text:style-name="T11"><text:s text:c="3"/></text:span></text:p>
          </draw:text-box>
        </draw:frame>
        <draw:frame draw:style-name="gr112" draw:text-style-name="P6" draw:layer="layout" svg:width="0.193cm" svg:height="0.158cm" svg:x="3.685cm" svg:y="25.169cm">
          <draw:text-box>
            <text:p text:style-name="P2"><text:span text:style-name="T11"><text:s text:c="5"/></text:span></text:p>
          </draw:text-box>
        </draw:frame>
        <draw:frame draw:style-name="gr113" draw:text-style-name="P7" draw:layer="layout" svg:width="9.633cm" svg:height="0.395cm" svg:x="5.437cm" svg:y="25.328cm">
          <draw:text-box>
            <text:p text:style-name="P2"><text:span text:style-name="T7">MAIL SIGNED FORM AND CHECK PAYABLE TO FTHA TO: </text:span></text:p>
          </draw:text-box>
        </draw:frame>
        <draw:frame draw:style-name="gr6" draw:text-style-name="P6" draw:layer="layout" svg:width="0.143cm" svg:height="0.158cm" svg:x="3.685cm" svg:y="25.737cm">
          <draw:text-box>
            <text:p text:style-name="P2"><text:span text:style-name="T11"><text:s text:c="3"/></text:span></text:p>
          </draw:text-box>
        </draw:frame>
        <draw:frame draw:style-name="gr114" draw:text-style-name="P7" draw:layer="layout" svg:width="2.766cm" svg:height="0.395cm" svg:x="6.2cm" svg:y="25.937cm">
          <draw:text-box>
            <text:p text:style-name="P2"><text:span text:style-name="T7">FTHA, <text:s/>P.O. BOX </text:span></text:p>
          </draw:text-box>
        </draw:frame>
        <draw:frame draw:style-name="gr115" draw:text-style-name="P12" draw:layer="layout" svg:width="0.798cm" svg:height="0.437cm" svg:x="8.944cm" svg:y="25.907cm">
          <draw:text-box>
            <text:p text:style-name="P2"><text:span text:style-name="T15">1424</text:span></text:p>
          </draw:text-box>
        </draw:frame>
        <draw:frame draw:style-name="gr85" draw:text-style-name="P7" draw:layer="layout" svg:width="3.473cm" svg:height="0.395cm" svg:x="9.715cm" svg:y="25.937cm">
          <draw:text-box>
            <text:p text:style-name="P2"><text:span text:style-name="T7">, <text:s/>SIMI VALLEY, <text:s/>CA <text:s/></text:span></text:p>
          </draw:text-box>
        </draw:frame>
        <draw:frame draw:style-name="gr116" draw:text-style-name="P12" draw:layer="layout" svg:width="0.997cm" svg:height="0.437cm" svg:x="13.162cm" svg:y="25.907cm">
          <draw:text-box>
            <text:p text:style-name="P2"><text:span text:style-name="T15">93062</text:span></text:p>
          </draw:text-box>
        </draw:frame>
        <draw:frame draw:style-name="gr13" draw:text-style-name="P7" draw:layer="layout" svg:width="0.355cm" svg:height="0.395cm" svg:x="14.119cm" svg:y="25.937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0.05cm" svg:height="0.051cm" svg:x="3.473cm" svg:y="25.119cm" svg:viewBox="0 0 51 52" draw:points="0,52 51,52 51,0 0,0">
          <text:p/>
        </draw:polygon>
        <draw:polygon draw:style-name="gr1" draw:text-style-name="P1" draw:layer="layout" svg:width="0.05cm" svg:height="0.051cm" svg:x="3.473cm" svg:y="25.119cm" svg:viewBox="0 0 51 52" draw:points="0,52 51,52 51,0 0,0">
          <text:p/>
        </draw:polygon>
        <draw:polygon draw:style-name="gr1" draw:text-style-name="P1" draw:layer="layout" svg:width="13.289cm" svg:height="0.051cm" svg:x="3.523cm" svg:y="25.119cm" svg:viewBox="0 0 13290 52" draw:points="0,52 13290,52 13290,0 0,0">
          <text:p/>
        </draw:polygon>
        <draw:polygon draw:style-name="gr1" draw:text-style-name="P1" draw:layer="layout" svg:width="0.051cm" svg:height="0.051cm" svg:x="16.812cm" svg:y="25.119cm" svg:viewBox="0 0 52 52" draw:points="0,52 52,52 52,0 0,0">
          <text:p/>
        </draw:polygon>
        <draw:polygon draw:style-name="gr1" draw:text-style-name="P1" draw:layer="layout" svg:width="0.051cm" svg:height="0.051cm" svg:x="16.812cm" svg:y="25.119cm" svg:viewBox="0 0 52 52" draw:points="0,52 52,52 52,0 0,0">
          <text:p/>
        </draw:polygon>
        <draw:polygon draw:style-name="gr1" draw:text-style-name="P1" draw:layer="layout" svg:width="0.05cm" svg:height="1.346cm" svg:x="3.473cm" svg:y="25.17cm" svg:viewBox="0 0 51 1347" draw:points="0,1347 51,1347 51,0 0,0">
          <text:p/>
        </draw:polygon>
        <draw:polygon draw:style-name="gr1" draw:text-style-name="P1" draw:layer="layout" svg:width="0.05cm" svg:height="0.051cm" svg:x="3.473cm" svg:y="26.516cm" svg:viewBox="0 0 51 52" draw:points="0,52 51,52 51,0 0,0">
          <text:p/>
        </draw:polygon>
        <draw:polygon draw:style-name="gr1" draw:text-style-name="P1" draw:layer="layout" svg:width="0.05cm" svg:height="0.051cm" svg:x="3.473cm" svg:y="26.516cm" svg:viewBox="0 0 51 52" draw:points="0,52 51,52 51,0 0,0">
          <text:p/>
        </draw:polygon>
        <draw:polygon draw:style-name="gr1" draw:text-style-name="P1" draw:layer="layout" svg:width="13.289cm" svg:height="0.051cm" svg:x="3.523cm" svg:y="26.516cm" svg:viewBox="0 0 13290 52" draw:points="0,52 13290,52 13290,0 0,0">
          <text:p/>
        </draw:polygon>
        <draw:polygon draw:style-name="gr1" draw:text-style-name="P1" draw:layer="layout" svg:width="0.051cm" svg:height="1.346cm" svg:x="16.812cm" svg:y="25.17cm" svg:viewBox="0 0 52 1347" draw:points="0,1347 52,1347 52,0 0,0">
          <text:p/>
        </draw:polygon>
        <draw:polygon draw:style-name="gr1" draw:text-style-name="P1" draw:layer="layout" svg:width="0.051cm" svg:height="0.051cm" svg:x="16.812cm" svg:y="26.516cm" svg:viewBox="0 0 52 52" draw:points="0,52 52,52 52,0 0,0">
          <text:p/>
        </draw:polygon>
        <draw:polygon draw:style-name="gr1" draw:text-style-name="P1" draw:layer="layout" svg:width="0.051cm" svg:height="0.051cm" svg:x="16.812cm" svg:y="26.516cm" svg:viewBox="0 0 52 52" draw:points="0,52 52,52 52,0 0,0">
          <text:p/>
        </draw:polygon>
        <draw:frame draw:style-name="gr6" draw:text-style-name="P6" draw:layer="layout" svg:width="0.143cm" svg:height="0.158cm" svg:x="3.685cm" svg:y="26.346cm">
          <draw:text-box>
            <text:p text:style-name="P2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/>
    <style:font-face style:name="Wingdings 21" svg:font-family="'Wingdings 2'"/>
    <style:font-face style:name="Liberation Serif1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 2" svg:font-family="'Wingdings 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5-30T11:28:15.510883548</dc:date>
    <meta:editing-duration>PT6M6S</meta:editing-duration>
    <meta:editing-cycles>3</meta:editing-cycles>
    <meta:generator>LibreOffice/7.1.3.2$MacOSX_X86_64 LibreOffice_project/47f78053abe362b9384784d31a6e56f8511eb1c1</meta:generator>
    <meta:document-statistic meta:object-count="471"/>
  </office:meta>
</office:document-meta>
</file>